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7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2"/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line draw:z-index="0" draw:style-name="gr1" draw:text-style-name="P1" svg:x1="246.27pt" svg:y1="1069.14pt" svg:x2="246.27pt" svg:y2="1117.47pt">
            <text:p/>
          </draw:line>
          <draw:frame draw:z-index="1" draw:style-name="gr2" draw:text-style-name="P2" svg:width="690.09pt" svg:height="468.99pt" svg:x="1953.69pt" svg:y="1632.9pt">
            <loext:p draw:notify-on-update-of-ranges="Sheet1.H3:Sheet1.L7 Sheet1.G2:Sheet1.G2 Sheet1.H28:Sheet1.L32 Sheet1.O3:Sheet1.S7 Sheet1.O2:Sheet1.O2 Sheet1.O28:Sheet1.S32 Sheet1.V3:Sheet1.Z7 Sheet1.V2:Sheet1.V2 Sheet1.V28:Sheet1.Z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2" draw:text-style-name="P2" svg:width="690.09pt" svg:height="468.99pt" svg:x="1856.95pt" svg:y="765.58pt">
            <loext:p draw:notify-on-update-of-ranges="Sheet1.H7:Sheet1.L7 Sheet1.G39:Sheet1.G39 Sheet1.H39:Sheet1.L39 Sheet1.O7:Sheet1.S7 Sheet1.N39:Sheet1.N39 Sheet1.O39:Sheet1.S39 Sheet1.V7:Sheet1.Z7 Sheet1.U39:Sheet1.U39 Sheet1.V39:Sheet1.Z39 Sheet1.H6:Sheet1.L7 Sheet1.G40:Sheet1.G40 Sheet1.H40:Sheet1.L41 Sheet1.O6:Sheet1.S7 Sheet1.N40:Sheet1.N40 Sheet1.O40:Sheet1.S41 Sheet1.V6:Sheet1.Z7 Sheet1.U40:Sheet1.U40 Sheet1.V40:Sheet1.Z41 Sheet1.H3:Sheet1.L7 Sheet1.H18:Sheet1.L22 Sheet1.O3:Sheet1.S7 Sheet1.O2:Sheet1.O2 Sheet1.O18:Sheet1.S22 Sheet1.V3:Sheet1.Z7 Sheet1.V2:Sheet1.V2 Sheet1.V18:Sheet1.Z2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20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26"/>
        </table:table-row>
        <table:table-row table:style-name="ro2">
          <table:table-cell/>
          <table:table-cell table:style-name="ce1" office:value-type="date" office:date-value="2016-04-18" calcext:value-type="date">
            <text:p>04/18/16</text:p>
          </table:table-cell>
          <table:table-cell table:number-columns-repeated="4"/>
          <table:table-cell office:value-type="string" calcext:value-type="string">
            <text:p>As grown</text:p>
          </table:table-cell>
          <table:table-cell table:style-name="ce1" office:value-type="string" calcext:value-type="string">
            <text:p>日付04/20/2016</text:p>
          </table:table-cell>
          <table:table-cell office:value-type="string" calcext:value-type="string">
            <text:p>レーザー温度:華氏91.4度</text:p>
          </table:table-cell>
          <table:table-cell table:number-columns-repeated="5"/>
          <table:table-cell office:value-type="string" calcext:value-type="string">
            <text:p>Annealed (600℃, 20min)</text:p>
          </table:table-cell>
          <table:table-cell table:style-name="ce1" office:value-type="string" calcext:value-type="string">
            <text:p>日付04/20/2016</text:p>
          </table:table-cell>
          <table:table-cell office:value-type="string" calcext:value-type="string">
            <text:p>レーザー温度:華氏91.4度</text:p>
          </table:table-cell>
          <table:table-cell table:number-columns-repeated="4"/>
          <table:table-cell office:value-type="string" calcext:value-type="string">
            <text:p>Annealed (700℃, 16min)</text:p>
          </table:table-cell>
          <table:table-cell table:style-name="ce1" office:value-type="string" calcext:value-type="string">
            <text:p>日付04/20/2016</text:p>
          </table:table-cell>
          <table:table-cell office:value-type="string" calcext:value-type="string">
            <text:p>レーザー温度:華氏91.4度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.25" calcext:value-type="float">
            <text:p>0.25</text:p>
          </table:table-cell>
          <table:table-cell office:value-type="float" office:value="0.265" calcext:value-type="float">
            <text:p>0.265</text:p>
          </table:table-cell>
          <table:table-cell office:value-type="float" office:value="0.169" calcext:value-type="float">
            <text:p>0.169</text:p>
          </table:table-cell>
          <table:table-cell office:value-type="float" office:value="0.194" calcext:value-type="float">
            <text:p>0.1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[.B4]-0.14" office:value-type="float" office:value="0.11" calcext:value-type="float">
            <text:p>0.11</text:p>
          </table:table-cell>
          <table:table-cell table:formula="of:=[.C4]-0.14" office:value-type="float" office:value="0.125" calcext:value-type="float">
            <text:p>0.125</text:p>
          </table:table-cell>
          <table:table-cell table:formula="of:=[.D4]-0.14" office:value-type="float" office:value="0.029" calcext:value-type="float">
            <text:p>0.029</text:p>
          </table:table-cell>
          <table:table-cell table:formula="of:=[.E4]-0.14" office:value-type="float" office:value="0.054" calcext:value-type="float">
            <text:p>0.05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G1</text:p>
          </table:table-cell>
          <table:table-cell table:style-name="ce2" office:value-type="float" office:value="1.5" calcext:value-type="float">
            <text:p>1.50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0.97" calcext:value-type="float">
            <text:p>0.97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69" calcext:value-type="float">
            <text:p>0.69</text:p>
          </table:table-cell>
          <table:table-cell table:style-name="ce2"/>
          <table:table-cell office:value-type="string" calcext:value-type="string">
            <text:p>BG1</text:p>
          </table:table-cell>
          <table:table-cell office:value-type="float" office:value="1.73" calcext:value-type="float">
            <text:p>1.73</text:p>
          </table:table-cell>
          <table:table-cell office:value-type="float" office:value="1.4" calcext:value-type="float">
            <text:p>1.4</text:p>
          </table:table-cell>
          <table:table-cell office:value-type="float" office:value="1.18" calcext:value-type="float">
            <text:p>1.18</text:p>
          </table:table-cell>
          <table:table-cell office:value-type="float" office:value="1.07" calcext:value-type="float">
            <text:p>1.07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BG1</text:p>
          </table:table-cell>
          <table:table-cell office:value-type="float" office:value="1.35" calcext:value-type="float">
            <text:p>1.35</text:p>
          </table:table-cell>
          <table:table-cell office:value-type="float" office:value="1.12" calcext:value-type="float">
            <text:p>1.12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G2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14" calcext:value-type="float">
            <text:p>1.14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84" calcext:value-type="float">
            <text:p>0.84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office:value-type="string" calcext:value-type="string">
            <text:p>BG2</text:p>
          </table:table-cell>
          <table:table-cell office:value-type="float" office:value="1.72" calcext:value-type="float">
            <text:p>1.72</text:p>
          </table:table-cell>
          <table:table-cell office:value-type="float" office:value="1.38" calcext:value-type="float">
            <text:p>1.38</text:p>
          </table:table-cell>
          <table:table-cell office:value-type="float" office:value="1.16" calcext:value-type="float">
            <text:p>1.16</text:p>
          </table:table-cell>
          <table:table-cell office:value-type="float" office:value="1.08" calcext:value-type="float">
            <text:p>1.08</text:p>
          </table:table-cell>
          <table:table-cell office:value-type="float" office:value="0.95" calcext:value-type="float">
            <text:p>0.95</text:p>
          </table:table-cell>
          <table:table-cell/>
          <table:table-cell office:value-type="string" calcext:value-type="string">
            <text:p>BG2</text:p>
          </table:table-cell>
          <table:table-cell office:value-type="float" office:value="1.36" calcext:value-type="float">
            <text:p>1.36</text:p>
          </table:table-cell>
          <table:table-cell office:value-type="float" office:value="1.12" calcext:value-type="float">
            <text:p>1.12</text:p>
          </table:table-cell>
          <table:table-cell office:value-type="float" office:value="0.97" calcext:value-type="float">
            <text:p>0.97</text:p>
          </table:table-cell>
          <table:table-cell office:value-type="float" office:value="0.92" calcext:value-type="float">
            <text:p>0.92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G3</text:p>
          </table:table-cell>
          <table:table-cell table:style-name="ce2" office:value-type="float" office:value="1.52" calcext:value-type="float">
            <text:p>1.52</text:p>
          </table:table-cell>
          <table:table-cell table:style-name="ce2" office:value-type="float" office:value="1.17" calcext:value-type="float">
            <text:p>1.17</text:p>
          </table:table-cell>
          <table:table-cell table:style-name="ce2" office:value-type="float" office:value="0.96" calcext:value-type="float">
            <text:p>0.96</text:p>
          </table:table-cell>
          <table:table-cell table:style-name="ce2" office:value-type="float" office:value="0.88" calcext:value-type="float">
            <text:p>0.88</text:p>
          </table:table-cell>
          <table:table-cell table:style-name="ce2" office:value-type="float" office:value="0.72" calcext:value-type="float">
            <text:p>0.72</text:p>
          </table:table-cell>
          <table:table-cell table:style-name="ce2"/>
          <table:table-cell office:value-type="string" calcext:value-type="string">
            <text:p>BG3</text:p>
          </table:table-cell>
          <table:table-cell office:value-type="float" office:value="1.72" calcext:value-type="float">
            <text:p>1.72</text:p>
          </table:table-cell>
          <table:table-cell office:value-type="float" office:value="1.39" calcext:value-type="float">
            <text:p>1.39</text:p>
          </table:table-cell>
          <table:table-cell office:value-type="float" office:value="1.18" calcext:value-type="float">
            <text:p>1.18</text:p>
          </table:table-cell>
          <table:table-cell office:value-type="float" office:value="1.06" calcext:value-type="float">
            <text:p>1.06</text:p>
          </table:table-cell>
          <table:table-cell office:value-type="float" office:value="0.92" calcext:value-type="float">
            <text:p>0.92</text:p>
          </table:table-cell>
          <table:table-cell/>
          <table:table-cell office:value-type="string" calcext:value-type="string">
            <text:p>BG3</text:p>
          </table:table-cell>
          <table:table-cell office:value-type="float" office:value="1.36" calcext:value-type="float">
            <text:p>1.36</text:p>
          </table:table-cell>
          <table:table-cell office:value-type="float" office:value="1.13" calcext:value-type="float">
            <text:p>1.13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G4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0.94" calcext:value-type="float">
            <text:p>0.94</text:p>
          </table:table-cell>
          <table:table-cell table:style-name="ce2" office:value-type="float" office:value="0.86" calcext:value-type="float">
            <text:p>0.86</text:p>
          </table:table-cell>
          <table:table-cell table:style-name="ce2" office:value-type="float" office:value="0.71" calcext:value-type="float">
            <text:p>0.71</text:p>
          </table:table-cell>
          <table:table-cell table:style-name="ce2"/>
          <table:table-cell office:value-type="string" calcext:value-type="string">
            <text:p>BG4</text:p>
          </table:table-cell>
          <table:table-cell office:value-type="float" office:value="1.68" calcext:value-type="float">
            <text:p>1.68</text:p>
          </table:table-cell>
          <table:table-cell office:value-type="float" office:value="1.35" calcext:value-type="float">
            <text:p>1.35</text:p>
          </table:table-cell>
          <table:table-cell office:value-type="float" office:value="1.15" calcext:value-type="float">
            <text:p>1.15</text:p>
          </table:table-cell>
          <table:table-cell office:value-type="float" office:value="1.07" calcext:value-type="float">
            <text:p>1.07</text:p>
          </table:table-cell>
          <table:table-cell office:value-type="float" office:value="0.93" calcext:value-type="float">
            <text:p>0.93</text:p>
          </table:table-cell>
          <table:table-cell/>
          <table:table-cell office:value-type="string" calcext:value-type="string">
            <text:p>BG4</text:p>
          </table:table-cell>
          <table:table-cell office:value-type="float" office:value="1.35" calcext:value-type="float">
            <text:p>1.35</text:p>
          </table:table-cell>
          <table:table-cell office:value-type="float" office:value="1.11" calcext:value-type="float">
            <text:p>1.11</text:p>
          </table:table-cell>
          <table:table-cell office:value-type="float" office:value="0.96" calcext:value-type="float">
            <text:p>0.96</text:p>
          </table:table-cell>
          <table:table-cell office:value-type="float" office:value="0.91" calcext:value-type="float">
            <text:p>0.91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BG5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1.16" calcext:value-type="float">
            <text:p>1.16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0.85" calcext:value-type="float">
            <text:p>0.85</text:p>
          </table:table-cell>
          <table:table-cell table:style-name="ce2" office:value-type="float" office:value="0.7" calcext:value-type="float">
            <text:p>0.70</text:p>
          </table:table-cell>
          <table:table-cell table:style-name="ce2"/>
          <table:table-cell office:value-type="string" calcext:value-type="string">
            <text:p>BG5</text:p>
          </table:table-cell>
          <table:table-cell office:value-type="float" office:value="1.7" calcext:value-type="float">
            <text:p>1.7</text:p>
          </table:table-cell>
          <table:table-cell office:value-type="float" office:value="1.36" calcext:value-type="float">
            <text:p>1.36</text:p>
          </table:table-cell>
          <table:table-cell office:value-type="float" office:value="1.16" calcext:value-type="float">
            <text:p>1.16</text:p>
          </table:table-cell>
          <table:table-cell office:value-type="float" office:value="1.08" calcext:value-type="float">
            <text:p>1.08</text:p>
          </table:table-cell>
          <table:table-cell office:value-type="float" office:value="0.96" calcext:value-type="float">
            <text:p>0.96</text:p>
          </table:table-cell>
          <table:table-cell/>
          <table:table-cell office:value-type="string" calcext:value-type="string">
            <text:p>BG5</text:p>
          </table:table-cell>
          <table:table-cell office:value-type="float" office:value="1.34" calcext:value-type="float">
            <text:p>1.34</text:p>
          </table:table-cell>
          <table:table-cell office:value-type="float" office:value="1.13" calcext:value-type="float">
            <text:p>1.13</text:p>
          </table:table-cell>
          <table:table-cell office:value-type="float" office:value="0.99" calcext:value-type="float">
            <text:p>0.99</text:p>
          </table:table-cell>
          <table:table-cell office:value-type="float" office:value="0.93" calcext:value-type="float">
            <text:p>0.93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table:formula="of:=[.H8]-0.17" office:value-type="float" office:value="1.33" calcext:value-type="float">
            <text:p>1.33</text:p>
          </table:table-cell>
          <table:table-cell table:formula="of:=[.I8]-0.17" office:value-type="float" office:value="0.99" calcext:value-type="float">
            <text:p>0.99</text:p>
          </table:table-cell>
          <table:table-cell table:formula="of:=[.J8]-0.17" office:value-type="float" office:value="0.8" calcext:value-type="float">
            <text:p>0.8</text:p>
          </table:table-cell>
          <table:table-cell table:formula="of:=[.K8]-0.17" office:value-type="float" office:value="0.68" calcext:value-type="float">
            <text:p>0.68</text:p>
          </table:table-cell>
          <table:table-cell table:formula="of:=[.L8]-0.17" office:value-type="float" office:value="0.52" calcext:value-type="float">
            <text:p>0.5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O8]-0.17" office:value-type="float" office:value="1.56" calcext:value-type="float">
            <text:p>1.56</text:p>
          </table:table-cell>
          <table:table-cell table:formula="of:=[.P8]-0.17" office:value-type="float" office:value="1.23" calcext:value-type="float">
            <text:p>1.23</text:p>
          </table:table-cell>
          <table:table-cell table:formula="of:=[.Q8]-0.17" office:value-type="float" office:value="1.01" calcext:value-type="float">
            <text:p>1.01</text:p>
          </table:table-cell>
          <table:table-cell table:formula="of:=[.R8]-0.17" office:value-type="float" office:value="0.9" calcext:value-type="float">
            <text:p>0.9</text:p>
          </table:table-cell>
          <table:table-cell table:formula="of:=[.S8]-0.17" office:value-type="float" office:value="0.78" calcext:value-type="float">
            <text:p>0.78</text:p>
          </table:table-cell>
          <table:table-cell/>
          <table:table-cell office:value-type="float" office:value="1" calcext:value-type="float">
            <text:p>1</text:p>
          </table:table-cell>
          <table:table-cell table:formula="of:=[.V8]-0.17" office:value-type="float" office:value="1.18" calcext:value-type="float">
            <text:p>1.18</text:p>
          </table:table-cell>
          <table:table-cell table:formula="of:=[.W8]-0.17" office:value-type="float" office:value="0.95" calcext:value-type="float">
            <text:p>0.95</text:p>
          </table:table-cell>
          <table:table-cell table:formula="of:=[.X8]-0.17" office:value-type="float" office:value="0.82" calcext:value-type="float">
            <text:p>0.82</text:p>
          </table:table-cell>
          <table:table-cell table:formula="of:=[.Y8]-0.17" office:value-type="float" office:value="0.76" calcext:value-type="float">
            <text:p>0.76</text:p>
          </table:table-cell>
          <table:table-cell table:formula="of:=[.Z8]-0.17" office:value-type="float" office:value="0.68" calcext:value-type="float">
            <text:p>0.68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table:formula="of:=[.H9]-0.17" office:value-type="float" office:value="1.35" calcext:value-type="float">
            <text:p>1.35</text:p>
          </table:table-cell>
          <table:table-cell table:formula="of:=[.I9]-0.17" office:value-type="float" office:value="0.97" calcext:value-type="float">
            <text:p>0.97</text:p>
          </table:table-cell>
          <table:table-cell table:formula="of:=[.J9]-0.17" office:value-type="float" office:value="0.78" calcext:value-type="float">
            <text:p>0.78</text:p>
          </table:table-cell>
          <table:table-cell table:formula="of:=[.K9]-0.17" office:value-type="float" office:value="0.67" calcext:value-type="float">
            <text:p>0.67</text:p>
          </table:table-cell>
          <table:table-cell table:formula="of:=[.L9]-0.17" office:value-type="float" office:value="0.53" calcext:value-type="float">
            <text:p>0.5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O9]-0.17" office:value-type="float" office:value="1.55" calcext:value-type="float">
            <text:p>1.55</text:p>
          </table:table-cell>
          <table:table-cell table:formula="of:=[.P9]-0.17" office:value-type="float" office:value="1.21" calcext:value-type="float">
            <text:p>1.21</text:p>
          </table:table-cell>
          <table:table-cell table:formula="of:=[.Q9]-0.17" office:value-type="float" office:value="0.99" calcext:value-type="float">
            <text:p>0.99</text:p>
          </table:table-cell>
          <table:table-cell table:formula="of:=[.R9]-0.17" office:value-type="float" office:value="0.91" calcext:value-type="float">
            <text:p>0.91</text:p>
          </table:table-cell>
          <table:table-cell table:formula="of:=[.S9]-0.17" office:value-type="float" office:value="0.78" calcext:value-type="float">
            <text:p>0.78</text:p>
          </table:table-cell>
          <table:table-cell/>
          <table:table-cell office:value-type="float" office:value="2" calcext:value-type="float">
            <text:p>2</text:p>
          </table:table-cell>
          <table:table-cell table:formula="of:=[.V9]-0.17" office:value-type="float" office:value="1.19" calcext:value-type="float">
            <text:p>1.19</text:p>
          </table:table-cell>
          <table:table-cell table:formula="of:=[.W9]-0.17" office:value-type="float" office:value="0.95" calcext:value-type="float">
            <text:p>0.95</text:p>
          </table:table-cell>
          <table:table-cell table:formula="of:=[.X9]-0.17" office:value-type="float" office:value="0.8" calcext:value-type="float">
            <text:p>0.8</text:p>
          </table:table-cell>
          <table:table-cell table:formula="of:=[.Y9]-0.17" office:value-type="float" office:value="0.75" calcext:value-type="float">
            <text:p>0.75</text:p>
          </table:table-cell>
          <table:table-cell table:formula="of:=[.Z9]-0.17" office:value-type="float" office:value="0.67" calcext:value-type="float">
            <text:p>0.67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table:formula="of:=[.H10]-0.17" office:value-type="float" office:value="1.35" calcext:value-type="float">
            <text:p>1.35</text:p>
          </table:table-cell>
          <table:table-cell table:formula="of:=[.I10]-0.17" office:value-type="float" office:value="1" calcext:value-type="float">
            <text:p>1</text:p>
          </table:table-cell>
          <table:table-cell table:formula="of:=[.J10]-0.17" office:value-type="float" office:value="0.79" calcext:value-type="float">
            <text:p>0.79</text:p>
          </table:table-cell>
          <table:table-cell table:formula="of:=[.K10]-0.17" office:value-type="float" office:value="0.71" calcext:value-type="float">
            <text:p>0.71</text:p>
          </table:table-cell>
          <table:table-cell table:formula="of:=[.L10]-0.17" office:value-type="float" office:value="0.55" calcext:value-type="float">
            <text:p>0.5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O10]-0.17" office:value-type="float" office:value="1.55" calcext:value-type="float">
            <text:p>1.55</text:p>
          </table:table-cell>
          <table:table-cell table:formula="of:=[.P10]-0.17" office:value-type="float" office:value="1.22" calcext:value-type="float">
            <text:p>1.22</text:p>
          </table:table-cell>
          <table:table-cell table:formula="of:=[.Q10]-0.17" office:value-type="float" office:value="1.01" calcext:value-type="float">
            <text:p>1.01</text:p>
          </table:table-cell>
          <table:table-cell table:formula="of:=[.R10]-0.17" office:value-type="float" office:value="0.89" calcext:value-type="float">
            <text:p>0.89</text:p>
          </table:table-cell>
          <table:table-cell table:formula="of:=[.S10]-0.17" office:value-type="float" office:value="0.75" calcext:value-type="float">
            <text:p>0.75</text:p>
          </table:table-cell>
          <table:table-cell/>
          <table:table-cell office:value-type="float" office:value="3" calcext:value-type="float">
            <text:p>3</text:p>
          </table:table-cell>
          <table:table-cell table:formula="of:=[.V10]-0.17" office:value-type="float" office:value="1.19" calcext:value-type="float">
            <text:p>1.19</text:p>
          </table:table-cell>
          <table:table-cell table:formula="of:=[.W10]-0.17" office:value-type="float" office:value="0.96" calcext:value-type="float">
            <text:p>0.96</text:p>
          </table:table-cell>
          <table:table-cell table:formula="of:=[.X10]-0.17" office:value-type="float" office:value="0.82" calcext:value-type="float">
            <text:p>0.82</text:p>
          </table:table-cell>
          <table:table-cell table:formula="of:=[.Y10]-0.17" office:value-type="float" office:value="0.76" calcext:value-type="float">
            <text:p>0.76</text:p>
          </table:table-cell>
          <table:table-cell table:formula="of:=[.Z10]-0.17" office:value-type="float" office:value="0.68" calcext:value-type="float">
            <text:p>0.68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formula="of:=[.H11]-0.17" office:value-type="float" office:value="1.36" calcext:value-type="float">
            <text:p>1.36</text:p>
          </table:table-cell>
          <table:table-cell table:formula="of:=[.I11]-0.17" office:value-type="float" office:value="0.99" calcext:value-type="float">
            <text:p>0.99</text:p>
          </table:table-cell>
          <table:table-cell table:formula="of:=[.J11]-0.17" office:value-type="float" office:value="0.77" calcext:value-type="float">
            <text:p>0.77</text:p>
          </table:table-cell>
          <table:table-cell table:formula="of:=[.K11]-0.17" office:value-type="float" office:value="0.69" calcext:value-type="float">
            <text:p>0.69</text:p>
          </table:table-cell>
          <table:table-cell table:formula="of:=[.L11]-0.17" office:value-type="float" office:value="0.54" calcext:value-type="float">
            <text:p>0.54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11]-0.17" office:value-type="float" office:value="1.51" calcext:value-type="float">
            <text:p>1.51</text:p>
          </table:table-cell>
          <table:table-cell table:formula="of:=[.P11]-0.17" office:value-type="float" office:value="1.18" calcext:value-type="float">
            <text:p>1.18</text:p>
          </table:table-cell>
          <table:table-cell table:formula="of:=[.Q11]-0.17" office:value-type="float" office:value="0.98" calcext:value-type="float">
            <text:p>0.98</text:p>
          </table:table-cell>
          <table:table-cell table:formula="of:=[.R11]-0.17" office:value-type="float" office:value="0.9" calcext:value-type="float">
            <text:p>0.9</text:p>
          </table:table-cell>
          <table:table-cell table:formula="of:=[.S11]-0.17" office:value-type="float" office:value="0.76" calcext:value-type="float">
            <text:p>0.76</text:p>
          </table:table-cell>
          <table:table-cell/>
          <table:table-cell office:value-type="float" office:value="4" calcext:value-type="float">
            <text:p>4</text:p>
          </table:table-cell>
          <table:table-cell table:formula="of:=[.V11]-0.17" office:value-type="float" office:value="1.18" calcext:value-type="float">
            <text:p>1.18</text:p>
          </table:table-cell>
          <table:table-cell table:formula="of:=[.W11]-0.17" office:value-type="float" office:value="0.94" calcext:value-type="float">
            <text:p>0.94</text:p>
          </table:table-cell>
          <table:table-cell table:formula="of:=[.X11]-0.17" office:value-type="float" office:value="0.79" calcext:value-type="float">
            <text:p>0.79</text:p>
          </table:table-cell>
          <table:table-cell table:formula="of:=[.Y11]-0.17" office:value-type="float" office:value="0.74" calcext:value-type="float">
            <text:p>0.74</text:p>
          </table:table-cell>
          <table:table-cell table:formula="of:=[.Z11]-0.17" office:value-type="float" office:value="0.67" calcext:value-type="float">
            <text:p>0.67</text:p>
          </table:table-cell>
        </table:table-row>
        <table:table-row table:style-name="ro1">
          <table:table-cell table:number-columns-repeated="6"/>
          <table:table-cell office:value-type="float" office:value="5" calcext:value-type="float">
            <text:p>5</text:p>
          </table:table-cell>
          <table:table-cell table:formula="of:=[.H12]-0.17" office:value-type="float" office:value="1.36" calcext:value-type="float">
            <text:p>1.36</text:p>
          </table:table-cell>
          <table:table-cell table:formula="of:=[.I12]-0.17" office:value-type="float" office:value="0.99" calcext:value-type="float">
            <text:p>0.99</text:p>
          </table:table-cell>
          <table:table-cell table:formula="of:=[.J12]-0.17" office:value-type="float" office:value="0.78" calcext:value-type="float">
            <text:p>0.78</text:p>
          </table:table-cell>
          <table:table-cell table:formula="of:=[.K12]-0.17" office:value-type="float" office:value="0.68" calcext:value-type="float">
            <text:p>0.68</text:p>
          </table:table-cell>
          <table:table-cell table:formula="of:=[.L12]-0.17" office:value-type="float" office:value="0.53" calcext:value-type="float">
            <text:p>0.53</text:p>
          </table:table-cell>
          <table:table-cell/>
          <table:table-cell office:value-type="float" office:value="5" calcext:value-type="float">
            <text:p>5</text:p>
          </table:table-cell>
          <table:table-cell table:formula="of:=[.O12]-0.17" office:value-type="float" office:value="1.53" calcext:value-type="float">
            <text:p>1.53</text:p>
          </table:table-cell>
          <table:table-cell table:formula="of:=[.P12]-0.17" office:value-type="float" office:value="1.19" calcext:value-type="float">
            <text:p>1.19</text:p>
          </table:table-cell>
          <table:table-cell table:formula="of:=[.Q12]-0.17" office:value-type="float" office:value="0.99" calcext:value-type="float">
            <text:p>0.99</text:p>
          </table:table-cell>
          <table:table-cell table:formula="of:=[.R12]-0.17" office:value-type="float" office:value="0.91" calcext:value-type="float">
            <text:p>0.91</text:p>
          </table:table-cell>
          <table:table-cell table:formula="of:=[.S12]-0.17" office:value-type="float" office:value="0.79" calcext:value-type="float">
            <text:p>0.79</text:p>
          </table:table-cell>
          <table:table-cell/>
          <table:table-cell office:value-type="float" office:value="5" calcext:value-type="float">
            <text:p>5</text:p>
          </table:table-cell>
          <table:table-cell table:formula="of:=[.V12]-0.17" office:value-type="float" office:value="1.17" calcext:value-type="float">
            <text:p>1.17</text:p>
          </table:table-cell>
          <table:table-cell table:formula="of:=[.W12]-0.17" office:value-type="float" office:value="0.96" calcext:value-type="float">
            <text:p>0.96</text:p>
          </table:table-cell>
          <table:table-cell table:formula="of:=[.X12]-0.17" office:value-type="float" office:value="0.82" calcext:value-type="float">
            <text:p>0.82</text:p>
          </table:table-cell>
          <table:table-cell table:formula="of:=[.Y12]-0.17" office:value-type="float" office:value="0.76" calcext:value-type="float">
            <text:p>0.76</text:p>
          </table:table-cell>
          <table:table-cell table:formula="of:=[.Z12]-0.17" office:value-type="float" office:value="0.67" calcext:value-type="float">
            <text:p>0.6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1</text:p>
          </table:table-cell>
          <table:table-cell table:formula="of:=[.H13]/1.7950671079" office:value-type="float" office:value="0.74091937518477" calcext:value-type="float">
            <text:p>0.7409193752</text:p>
          </table:table-cell>
          <table:table-cell table:formula="of:=[.I13]/1.7950671079" office:value-type="float" office:value="0.55151141461122" calcext:value-type="float">
            <text:p>0.5515114146</text:p>
          </table:table-cell>
          <table:table-cell table:formula="of:=[.J13]/1.7950671079" office:value-type="float" office:value="0.445665789584824" calcext:value-type="float">
            <text:p>0.4456657896</text:p>
          </table:table-cell>
          <table:table-cell table:formula="of:=[.K13]/1.7950671079" office:value-type="float" office:value="0.3788159211471" calcext:value-type="float">
            <text:p>0.3788159211</text:p>
          </table:table-cell>
          <table:table-cell table:formula="of:=[.L13]/1.7950671079" office:value-type="float" office:value="0.289682763230136" calcext:value-type="float">
            <text:p>0.2896827632</text:p>
          </table:table-cell>
          <table:table-cell/>
          <table:table-cell office:value-type="string" calcext:value-type="string">
            <text:p>N1</text:p>
          </table:table-cell>
          <table:table-cell table:formula="of:=[.O13]/1.8882199723" office:value-type="float" office:value="0.826174928178414" calcext:value-type="float">
            <text:p>0.8261749282</text:p>
          </table:table-cell>
          <table:table-cell table:formula="of:=[.P13]/1.8882199723" office:value-type="float" office:value="0.651407154909904" calcext:value-type="float">
            <text:p>0.6514071549</text:p>
          </table:table-cell>
          <table:table-cell table:formula="of:=[.Q13]/1.8882199723" office:value-type="float" office:value="0.53489530606423" calcext:value-type="float">
            <text:p>0.5348953061</text:p>
          </table:table-cell>
          <table:table-cell table:formula="of:=[.R13]/1.8882199723" office:value-type="float" office:value="0.476639381641393" calcext:value-type="float">
            <text:p>0.4766393816</text:p>
          </table:table-cell>
          <table:table-cell table:formula="of:=[.S13]/1.8882199723" office:value-type="float" office:value="0.413087464089207" calcext:value-type="float">
            <text:p>0.4130874641</text:p>
          </table:table-cell>
          <table:table-cell/>
          <table:table-cell office:value-type="string" calcext:value-type="string">
            <text:p>N1</text:p>
          </table:table-cell>
          <table:table-cell table:formula="of:=[.V13]/1.3783227403" office:value-type="float" office:value="0.856112988270923" calcext:value-type="float">
            <text:p>0.8561129883</text:p>
          </table:table-cell>
          <table:table-cell table:formula="of:=[.W13]/1.3783227403" office:value-type="float" office:value="0.689243507506251" calcext:value-type="float">
            <text:p>0.6892435075</text:p>
          </table:table-cell>
          <table:table-cell table:formula="of:=[.X13]/1.3783227403" office:value-type="float" office:value="0.594925974900133" calcext:value-type="float">
            <text:p>0.5949259749</text:p>
          </table:table-cell>
          <table:table-cell table:formula="of:=[.Y13]/1.3783227403" office:value-type="float" office:value="0.551394806005001" calcext:value-type="float">
            <text:p>0.551394806</text:p>
          </table:table-cell>
          <table:table-cell table:formula="of:=[.Z13]/1.3783227403"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2</text:p>
          </table:table-cell>
          <table:table-cell table:formula="of:=[.H14]/1.7950671079" office:value-type="float" office:value="0.752061019924391" calcext:value-type="float">
            <text:p>0.7520610199</text:p>
          </table:table-cell>
          <table:table-cell table:formula="of:=[.I14]/1.7950671079" office:value-type="float" office:value="0.540369769871599" calcext:value-type="float">
            <text:p>0.5403697699</text:p>
          </table:table-cell>
          <table:table-cell table:formula="of:=[.J14]/1.7950671079" office:value-type="float" office:value="0.434524144845203" calcext:value-type="float">
            <text:p>0.4345241448</text:p>
          </table:table-cell>
          <table:table-cell table:formula="of:=[.K14]/1.7950671079" office:value-type="float" office:value="0.37324509877729" calcext:value-type="float">
            <text:p>0.3732450988</text:p>
          </table:table-cell>
          <table:table-cell table:formula="of:=[.L14]/1.7950671079" office:value-type="float" office:value="0.295253585599946" calcext:value-type="float">
            <text:p>0.2952535856</text:p>
          </table:table-cell>
          <table:table-cell/>
          <table:table-cell office:value-type="string" calcext:value-type="string">
            <text:p>N2</text:p>
          </table:table-cell>
          <table:table-cell table:formula="of:=[.O14]/1.8882199723" office:value-type="float" office:value="0.820878935049066" calcext:value-type="float">
            <text:p>0.820878935</text:p>
          </table:table-cell>
          <table:table-cell table:formula="of:=[.P14]/1.8882199723" office:value-type="float" office:value="0.640815168651206" calcext:value-type="float">
            <text:p>0.6408151687</text:p>
          </table:table-cell>
          <table:table-cell table:formula="of:=[.Q14]/1.8882199723" office:value-type="float" office:value="0.524303319805532" calcext:value-type="float">
            <text:p>0.5243033198</text:p>
          </table:table-cell>
          <table:table-cell table:formula="of:=[.R14]/1.8882199723" office:value-type="float" office:value="0.481935374770742" calcext:value-type="float">
            <text:p>0.4819353748</text:p>
          </table:table-cell>
          <table:table-cell table:formula="of:=[.S14]/1.8882199723" office:value-type="float" office:value="0.413087464089207" calcext:value-type="float">
            <text:p>0.4130874641</text:p>
          </table:table-cell>
          <table:table-cell/>
          <table:table-cell office:value-type="string" calcext:value-type="string">
            <text:p>N2</text:p>
          </table:table-cell>
          <table:table-cell table:formula="of:=[.V14]/1.3783227403" office:value-type="float" office:value="0.863368183086778" calcext:value-type="float">
            <text:p>0.8633681831</text:p>
          </table:table-cell>
          <table:table-cell table:formula="of:=[.W14]/1.3783227403" office:value-type="float" office:value="0.689243507506251" calcext:value-type="float">
            <text:p>0.6892435075</text:p>
          </table:table-cell>
          <table:table-cell table:formula="of:=[.X14]/1.3783227403" office:value-type="float" office:value="0.580415585268422" calcext:value-type="float">
            <text:p>0.5804155853</text:p>
          </table:table-cell>
          <table:table-cell table:formula="of:=[.Y14]/1.3783227403" office:value-type="float" office:value="0.544139611189146" calcext:value-type="float">
            <text:p>0.5441396112</text:p>
          </table:table-cell>
          <table:table-cell table:formula="of:=[.Z14]/1.3783227403" office:value-type="float" office:value="0.486098052662304" calcext:value-type="float">
            <text:p>0.48609805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3</text:p>
          </table:table-cell>
          <table:table-cell table:formula="of:=[.H15]/1.7950671079" office:value-type="float" office:value="0.752061019924391" calcext:value-type="float">
            <text:p>0.7520610199</text:p>
          </table:table-cell>
          <table:table-cell table:formula="of:=[.I15]/1.7950671079" office:value-type="float" office:value="0.55708223698103" calcext:value-type="float">
            <text:p>0.557082237</text:p>
          </table:table-cell>
          <table:table-cell table:formula="of:=[.J15]/1.7950671079" office:value-type="float" office:value="0.440094967215014" calcext:value-type="float">
            <text:p>0.4400949672</text:p>
          </table:table-cell>
          <table:table-cell table:formula="of:=[.K15]/1.7950671079" office:value-type="float" office:value="0.395528388256531" calcext:value-type="float">
            <text:p>0.3955283883</text:p>
          </table:table-cell>
          <table:table-cell table:formula="of:=[.L15]/1.7950671079" office:value-type="float" office:value="0.306395230339566" calcext:value-type="float">
            <text:p>0.3063952303</text:p>
          </table:table-cell>
          <table:table-cell/>
          <table:table-cell office:value-type="string" calcext:value-type="string">
            <text:p>N3</text:p>
          </table:table-cell>
          <table:table-cell table:formula="of:=[.O15]/1.8882199723" office:value-type="float" office:value="0.820878935049066" calcext:value-type="float">
            <text:p>0.820878935</text:p>
          </table:table-cell>
          <table:table-cell table:formula="of:=[.P15]/1.8882199723" office:value-type="float" office:value="0.646111161780555" calcext:value-type="float">
            <text:p>0.6461111618</text:p>
          </table:table-cell>
          <table:table-cell table:formula="of:=[.Q15]/1.8882199723" office:value-type="float" office:value="0.53489530606423" calcext:value-type="float">
            <text:p>0.5348953061</text:p>
          </table:table-cell>
          <table:table-cell table:formula="of:=[.R15]/1.8882199723" office:value-type="float" office:value="0.471343388512044" calcext:value-type="float">
            <text:p>0.4713433885</text:p>
          </table:table-cell>
          <table:table-cell table:formula="of:=[.S15]/1.8882199723" office:value-type="float" office:value="0.397199484701161" calcext:value-type="float">
            <text:p>0.3971994847</text:p>
          </table:table-cell>
          <table:table-cell/>
          <table:table-cell office:value-type="string" calcext:value-type="string">
            <text:p>N3</text:p>
          </table:table-cell>
          <table:table-cell table:formula="of:=[.V15]/1.3783227403" office:value-type="float" office:value="0.863368183086778" calcext:value-type="float">
            <text:p>0.8633681831</text:p>
          </table:table-cell>
          <table:table-cell table:formula="of:=[.W15]/1.3783227403" office:value-type="float" office:value="0.696498702322107" calcext:value-type="float">
            <text:p>0.6964987023</text:p>
          </table:table-cell>
          <table:table-cell table:formula="of:=[.X15]/1.3783227403" office:value-type="float" office:value="0.594925974900133" calcext:value-type="float">
            <text:p>0.5949259749</text:p>
          </table:table-cell>
          <table:table-cell table:formula="of:=[.Y15]/1.3783227403" office:value-type="float" office:value="0.551394806005001" calcext:value-type="float">
            <text:p>0.551394806</text:p>
          </table:table-cell>
          <table:table-cell table:formula="of:=[.Z15]/1.3783227403"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4</text:p>
          </table:table-cell>
          <table:table-cell table:formula="of:=[.H16]/1.7950671079" office:value-type="float" office:value="0.757631842294201" calcext:value-type="float">
            <text:p>0.7576318423</text:p>
          </table:table-cell>
          <table:table-cell table:formula="of:=[.I16]/1.7950671079" office:value-type="float" office:value="0.55151141461122" calcext:value-type="float">
            <text:p>0.5515114146</text:p>
          </table:table-cell>
          <table:table-cell table:formula="of:=[.J16]/1.7950671079" office:value-type="float" office:value="0.428953322475393" calcext:value-type="float">
            <text:p>0.4289533225</text:p>
          </table:table-cell>
          <table:table-cell table:formula="of:=[.K16]/1.7950671079" office:value-type="float" office:value="0.384386743516911" calcext:value-type="float">
            <text:p>0.3843867435</text:p>
          </table:table-cell>
          <table:table-cell table:formula="of:=[.L16]/1.7950671079" office:value-type="float" office:value="0.300824407969756" calcext:value-type="float">
            <text:p>0.300824408</text:p>
          </table:table-cell>
          <table:table-cell/>
          <table:table-cell office:value-type="string" calcext:value-type="string">
            <text:p>N4</text:p>
          </table:table-cell>
          <table:table-cell table:formula="of:=[.O16]/1.8882199723" office:value-type="float" office:value="0.79969496253167" calcext:value-type="float">
            <text:p>0.7996949625</text:p>
          </table:table-cell>
          <table:table-cell table:formula="of:=[.P16]/1.8882199723" office:value-type="float" office:value="0.62492718926316" calcext:value-type="float">
            <text:p>0.6249271893</text:p>
          </table:table-cell>
          <table:table-cell table:formula="of:=[.Q16]/1.8882199723" office:value-type="float" office:value="0.519007326676183" calcext:value-type="float">
            <text:p>0.5190073267</text:p>
          </table:table-cell>
          <table:table-cell table:formula="of:=[.R16]/1.8882199723" office:value-type="float" office:value="0.476639381641393" calcext:value-type="float">
            <text:p>0.4766393816</text:p>
          </table:table-cell>
          <table:table-cell table:formula="of:=[.S16]/1.8882199723" office:value-type="float" office:value="0.40249547783051" calcext:value-type="float">
            <text:p>0.4024954778</text:p>
          </table:table-cell>
          <table:table-cell/>
          <table:table-cell office:value-type="string" calcext:value-type="string">
            <text:p>N4</text:p>
          </table:table-cell>
          <table:table-cell table:formula="of:=[.V16]/1.3783227403" office:value-type="float" office:value="0.856112988270923" calcext:value-type="float">
            <text:p>0.8561129883</text:p>
          </table:table-cell>
          <table:table-cell table:formula="of:=[.W16]/1.3783227403" office:value-type="float" office:value="0.681988312690396" calcext:value-type="float">
            <text:p>0.6819883127</text:p>
          </table:table-cell>
          <table:table-cell table:formula="of:=[.X16]/1.3783227403" office:value-type="float" office:value="0.573160390452567" calcext:value-type="float">
            <text:p>0.5731603905</text:p>
          </table:table-cell>
          <table:table-cell table:formula="of:=[.Y16]/1.3783227403" office:value-type="float" office:value="0.536884416373291" calcext:value-type="float">
            <text:p>0.5368844164</text:p>
          </table:table-cell>
          <table:table-cell table:formula="of:=[.Z16]/1.3783227403" office:value-type="float" office:value="0.486098052662304" calcext:value-type="float">
            <text:p>0.48609805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5</text:p>
          </table:table-cell>
          <table:table-cell table:formula="of:=[.H17]/1.7950671079" office:value-type="float" office:value="0.757631842294201" calcext:value-type="float">
            <text:p>0.7576318423</text:p>
          </table:table-cell>
          <table:table-cell table:formula="of:=[.I17]/1.7950671079" office:value-type="float" office:value="0.55151141461122" calcext:value-type="float">
            <text:p>0.5515114146</text:p>
          </table:table-cell>
          <table:table-cell table:formula="of:=[.J17]/1.7950671079" office:value-type="float" office:value="0.434524144845203" calcext:value-type="float">
            <text:p>0.4345241448</text:p>
          </table:table-cell>
          <table:table-cell table:formula="of:=[.K17]/1.7950671079" office:value-type="float" office:value="0.3788159211471" calcext:value-type="float">
            <text:p>0.3788159211</text:p>
          </table:table-cell>
          <table:table-cell table:formula="of:=[.L17]/1.7950671079" office:value-type="float" office:value="0.295253585599946" calcext:value-type="float">
            <text:p>0.2952535856</text:p>
          </table:table-cell>
          <table:table-cell/>
          <table:table-cell office:value-type="string" calcext:value-type="string">
            <text:p>N5</text:p>
          </table:table-cell>
          <table:table-cell table:formula="of:=[.O17]/1.8882199723" office:value-type="float" office:value="0.810286948790368" calcext:value-type="float">
            <text:p>0.8102869488</text:p>
          </table:table-cell>
          <table:table-cell table:formula="of:=[.P17]/1.8882199723" office:value-type="float" office:value="0.630223182392508" calcext:value-type="float">
            <text:p>0.6302231824</text:p>
          </table:table-cell>
          <table:table-cell table:formula="of:=[.Q17]/1.8882199723" office:value-type="float" office:value="0.524303319805532" calcext:value-type="float">
            <text:p>0.5243033198</text:p>
          </table:table-cell>
          <table:table-cell table:formula="of:=[.R17]/1.8882199723" office:value-type="float" office:value="0.481935374770742" calcext:value-type="float">
            <text:p>0.4819353748</text:p>
          </table:table-cell>
          <table:table-cell table:formula="of:=[.S17]/1.8882199723" office:value-type="float" office:value="0.418383457218556" calcext:value-type="float">
            <text:p>0.4183834572</text:p>
          </table:table-cell>
          <table:table-cell/>
          <table:table-cell office:value-type="string" calcext:value-type="string">
            <text:p>N5</text:p>
          </table:table-cell>
          <table:table-cell table:formula="of:=[.V17]/1.3783227403" office:value-type="float" office:value="0.848857793455068" calcext:value-type="float">
            <text:p>0.8488577935</text:p>
          </table:table-cell>
          <table:table-cell table:formula="of:=[.W17]/1.3783227403" office:value-type="float" office:value="0.696498702322107" calcext:value-type="float">
            <text:p>0.6964987023</text:p>
          </table:table-cell>
          <table:table-cell table:formula="of:=[.X17]/1.3783227403" office:value-type="float" office:value="0.594925974900133" calcext:value-type="float">
            <text:p>0.5949259749</text:p>
          </table:table-cell>
          <table:table-cell table:formula="of:=[.Y17]/1.3783227403" office:value-type="float" office:value="0.551394806005001" calcext:value-type="float">
            <text:p>0.551394806</text:p>
          </table:table-cell>
          <table:table-cell table:formula="of:=[.Z17]/1.3783227403" office:value-type="float" office:value="0.486098052662304" calcext:value-type="float">
            <text:p>0.4860980527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1</text:p>
          </table:table-cell>
          <table:table-cell table:formula="of:=LOG([.H13];EXP(1))" office:value-type="float" office:value="0.285178942233662" calcext:value-type="float">
            <text:p>0.2851789422</text:p>
          </table:table-cell>
          <table:table-cell table:formula="of:=LOG([.I13];EXP(1))" office:value-type="float" office:value="-0.0100503358535016" calcext:value-type="float">
            <text:p>-0.0100503359</text:p>
          </table:table-cell>
          <table:table-cell table:formula="of:=LOG([.J13];EXP(1))" office:value-type="float" office:value="-0.22314355131421" calcext:value-type="float">
            <text:p>-0.2231435513</text:p>
          </table:table-cell>
          <table:table-cell table:formula="of:=LOG([.K13];EXP(1))" office:value-type="float" office:value="-0.385662480811985" calcext:value-type="float">
            <text:p>-0.3856624808</text:p>
          </table:table-cell>
          <table:table-cell table:formula="of:=LOG([.L13];EXP(1))" office:value-type="float" office:value="-0.653926467406664" calcext:value-type="float">
            <text:p>-0.6539264674</text:p>
          </table:table-cell>
          <table:table-cell/>
          <table:table-cell office:value-type="string" calcext:value-type="string">
            <text:p>log1</text:p>
          </table:table-cell>
          <table:table-cell table:formula="of:=LOG([.O13];EXP(1))" office:value-type="float" office:value="0.444685821261446" calcext:value-type="float">
            <text:p>0.4446858213</text:p>
          </table:table-cell>
          <table:table-cell table:formula="of:=LOG([.P13];EXP(1))" office:value-type="float" office:value="0.207014169384326" calcext:value-type="float">
            <text:p>0.2070141694</text:p>
          </table:table-cell>
          <table:table-cell table:formula="of:=LOG([.Q13];EXP(1))" office:value-type="float" office:value="0.00995033085316809" calcext:value-type="float">
            <text:p>0.0099503309</text:p>
          </table:table-cell>
          <table:table-cell table:formula="of:=LOG([.R13];EXP(1))" office:value-type="float" office:value="-0.105360515657826" calcext:value-type="float">
            <text:p>-0.1053605157</text:p>
          </table:table-cell>
          <table:table-cell table:formula="of:=LOG([.S13];EXP(1))" office:value-type="float" office:value="-0.2484613592985" calcext:value-type="float">
            <text:p>-0.2484613593</text:p>
          </table:table-cell>
          <table:table-cell/>
          <table:table-cell office:value-type="string" calcext:value-type="string">
            <text:p>log1</text:p>
          </table:table-cell>
          <table:table-cell table:formula="of:=LOG([.V13];EXP(1))" office:value-type="float" office:value="0.165514438477574" calcext:value-type="float">
            <text:p>0.1655144385</text:p>
          </table:table-cell>
          <table:table-cell table:formula="of:=LOG([.W13];EXP(1))" office:value-type="float" office:value="-0.0512932943875505" calcext:value-type="float">
            <text:p>-0.0512932944</text:p>
          </table:table-cell>
          <table:table-cell table:formula="of:=LOG([.X13];EXP(1))" office:value-type="float" office:value="-0.198450938723838" calcext:value-type="float">
            <text:p>-0.1984509387</text:p>
          </table:table-cell>
          <table:table-cell table:formula="of:=LOG([.Y13];EXP(1))" office:value-type="float" office:value="-0.27443684570176" calcext:value-type="float">
            <text:p>-0.2744368457</text:p>
          </table:table-cell>
          <table:table-cell table:formula="of:=LOG([.Z13];EXP(1))" office:value-type="float" office:value="-0.385662480811985" calcext:value-type="float">
            <text:p>-0.38566248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2</text:p>
          </table:table-cell>
          <table:table-cell table:formula="of:=LOG([.H14];EXP(1))" office:value-type="float" office:value="0.300104592450338" calcext:value-type="float">
            <text:p>0.3001045925</text:p>
          </table:table-cell>
          <table:table-cell table:formula="of:=LOG([.I14];EXP(1))" office:value-type="float" office:value="-0.0304592074847085" calcext:value-type="float">
            <text:p>-0.0304592075</text:p>
          </table:table-cell>
          <table:table-cell table:formula="of:=LOG([.J14];EXP(1))" office:value-type="float" office:value="-0.2484613592985" calcext:value-type="float">
            <text:p>-0.2484613593</text:p>
          </table:table-cell>
          <table:table-cell table:formula="of:=LOG([.K14];EXP(1))" office:value-type="float" office:value="-0.400477566597125" calcext:value-type="float">
            <text:p>-0.4004775666</text:p>
          </table:table-cell>
          <table:table-cell table:formula="of:=LOG([.L14];EXP(1))" office:value-type="float" office:value="-0.63487827243597" calcext:value-type="float">
            <text:p>-0.6348782724</text:p>
          </table:table-cell>
          <table:table-cell/>
          <table:table-cell office:value-type="string" calcext:value-type="string">
            <text:p>log2</text:p>
          </table:table-cell>
          <table:table-cell table:formula="of:=LOG([.O14];EXP(1))" office:value-type="float" office:value="0.438254930931155" calcext:value-type="float">
            <text:p>0.4382549309</text:p>
          </table:table-cell>
          <table:table-cell table:formula="of:=LOG([.P14];EXP(1))" office:value-type="float" office:value="0.19062035960865" calcext:value-type="float">
            <text:p>0.1906203596</text:p>
          </table:table-cell>
          <table:table-cell table:formula="of:=LOG([.Q14];EXP(1))" office:value-type="float" office:value="-0.0100503358535016" calcext:value-type="float">
            <text:p>-0.0100503359</text:p>
          </table:table-cell>
          <table:table-cell table:formula="of:=LOG([.R14];EXP(1))" office:value-type="float" office:value="-0.0943106794712413" calcext:value-type="float">
            <text:p>-0.0943106795</text:p>
          </table:table-cell>
          <table:table-cell table:formula="of:=LOG([.S14];EXP(1))" office:value-type="float" office:value="-0.2484613592985" calcext:value-type="float">
            <text:p>-0.2484613593</text:p>
          </table:table-cell>
          <table:table-cell/>
          <table:table-cell office:value-type="string" calcext:value-type="string">
            <text:p>log2</text:p>
          </table:table-cell>
          <table:table-cell table:formula="of:=LOG([.V14];EXP(1))" office:value-type="float" office:value="0.173953307123438" calcext:value-type="float">
            <text:p>0.1739533071</text:p>
          </table:table-cell>
          <table:table-cell table:formula="of:=LOG([.W14];EXP(1))" office:value-type="float" office:value="-0.0512932943875505" calcext:value-type="float">
            <text:p>-0.0512932944</text:p>
          </table:table-cell>
          <table:table-cell table:formula="of:=LOG([.X14];EXP(1))" office:value-type="float" office:value="-0.22314355131421" calcext:value-type="float">
            <text:p>-0.2231435513</text:p>
          </table:table-cell>
          <table:table-cell table:formula="of:=LOG([.Y14];EXP(1))" office:value-type="float" office:value="-0.287682072451781" calcext:value-type="float">
            <text:p>-0.2876820725</text:p>
          </table:table-cell>
          <table:table-cell table:formula="of:=LOG([.Z14];EXP(1))" office:value-type="float" office:value="-0.400477566597125" calcext:value-type="float">
            <text:p>-0.4004775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3</text:p>
          </table:table-cell>
          <table:table-cell table:formula="of:=LOG([.H15];EXP(1))" office:value-type="float" office:value="0.300104592450338" calcext:value-type="float">
            <text:p>0.3001045925</text:p>
          </table:table-cell>
          <table:table-cell table:formula="of:=LOG([.I15];EXP(1))" office:value-type="float" office:value="-1.11022302462516E-016" calcext:value-type="float">
            <text:p>-1.11022302462516E-16</text:p>
          </table:table-cell>
          <table:table-cell table:formula="of:=LOG([.J15];EXP(1))" office:value-type="float" office:value="-0.23572233352107" calcext:value-type="float">
            <text:p>-0.2357223335</text:p>
          </table:table-cell>
          <table:table-cell table:formula="of:=LOG([.K15];EXP(1))" office:value-type="float" office:value="-0.342490308946776" calcext:value-type="float">
            <text:p>-0.3424903089</text:p>
          </table:table-cell>
          <table:table-cell table:formula="of:=LOG([.L15];EXP(1))" office:value-type="float" office:value="-0.59783700075562" calcext:value-type="float">
            <text:p>-0.5978370008</text:p>
          </table:table-cell>
          <table:table-cell/>
          <table:table-cell office:value-type="string" calcext:value-type="string">
            <text:p>log3</text:p>
          </table:table-cell>
          <table:table-cell table:formula="of:=LOG([.O15];EXP(1))" office:value-type="float" office:value="0.438254930931155" calcext:value-type="float">
            <text:p>0.4382549309</text:p>
          </table:table-cell>
          <table:table-cell table:formula="of:=LOG([.P15];EXP(1))" office:value-type="float" office:value="0.198850858745165" calcext:value-type="float">
            <text:p>0.1988508587</text:p>
          </table:table-cell>
          <table:table-cell table:formula="of:=LOG([.Q15];EXP(1))" office:value-type="float" office:value="0.00995033085316809" calcext:value-type="float">
            <text:p>0.0099503309</text:p>
          </table:table-cell>
          <table:table-cell table:formula="of:=LOG([.R15];EXP(1))" office:value-type="float" office:value="-0.116533816255952" calcext:value-type="float">
            <text:p>-0.1165338163</text:p>
          </table:table-cell>
          <table:table-cell table:formula="of:=LOG([.S15];EXP(1))" office:value-type="float" office:value="-0.287682072451781" calcext:value-type="float">
            <text:p>-0.2876820725</text:p>
          </table:table-cell>
          <table:table-cell/>
          <table:table-cell office:value-type="string" calcext:value-type="string">
            <text:p>log3</text:p>
          </table:table-cell>
          <table:table-cell table:formula="of:=LOG([.V15];EXP(1))" office:value-type="float" office:value="0.173953307123438" calcext:value-type="float">
            <text:p>0.1739533071</text:p>
          </table:table-cell>
          <table:table-cell table:formula="of:=LOG([.W15];EXP(1))" office:value-type="float" office:value="-0.0408219945202553" calcext:value-type="float">
            <text:p>-0.0408219945</text:p>
          </table:table-cell>
          <table:table-cell table:formula="of:=LOG([.X15];EXP(1))" office:value-type="float" office:value="-0.198450938723838" calcext:value-type="float">
            <text:p>-0.1984509387</text:p>
          </table:table-cell>
          <table:table-cell table:formula="of:=LOG([.Y15];EXP(1))" office:value-type="float" office:value="-0.27443684570176" calcext:value-type="float">
            <text:p>-0.2744368457</text:p>
          </table:table-cell>
          <table:table-cell table:formula="of:=LOG([.Z15];EXP(1))" office:value-type="float" office:value="-0.385662480811985" calcext:value-type="float">
            <text:p>-0.3856624808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4</text:p>
          </table:table-cell>
          <table:table-cell table:formula="of:=LOG([.H16];EXP(1))" office:value-type="float" office:value="0.307484699747961" calcext:value-type="float">
            <text:p>0.3074846997</text:p>
          </table:table-cell>
          <table:table-cell table:formula="of:=LOG([.I16];EXP(1))" office:value-type="float" office:value="-0.0100503358535016" calcext:value-type="float">
            <text:p>-0.0100503359</text:p>
          </table:table-cell>
          <table:table-cell table:formula="of:=LOG([.J16];EXP(1))" office:value-type="float" office:value="-0.261364764134407" calcext:value-type="float">
            <text:p>-0.2613647641</text:p>
          </table:table-cell>
          <table:table-cell table:formula="of:=LOG([.K16];EXP(1))" office:value-type="float" office:value="-0.371063681390832" calcext:value-type="float">
            <text:p>-0.3710636814</text:p>
          </table:table-cell>
          <table:table-cell table:formula="of:=LOG([.L16];EXP(1))" office:value-type="float" office:value="-0.616186139423817" calcext:value-type="float">
            <text:p>-0.6161861394</text:p>
          </table:table-cell>
          <table:table-cell/>
          <table:table-cell office:value-type="string" calcext:value-type="string">
            <text:p>log4</text:p>
          </table:table-cell>
          <table:table-cell table:formula="of:=LOG([.O16];EXP(1))" office:value-type="float" office:value="0.412109650826833" calcext:value-type="float">
            <text:p>0.4121096508</text:p>
          </table:table-cell>
          <table:table-cell table:formula="of:=LOG([.P16];EXP(1))" office:value-type="float" office:value="0.165514438477574" calcext:value-type="float">
            <text:p>0.1655144385</text:p>
          </table:table-cell>
          <table:table-cell table:formula="of:=LOG([.Q16];EXP(1))" office:value-type="float" office:value="-0.0202027073175196" calcext:value-type="float">
            <text:p>-0.0202027073</text:p>
          </table:table-cell>
          <table:table-cell table:formula="of:=LOG([.R16];EXP(1))" office:value-type="float" office:value="-0.105360515657826" calcext:value-type="float">
            <text:p>-0.1053605157</text:p>
          </table:table-cell>
          <table:table-cell table:formula="of:=LOG([.S16];EXP(1))" office:value-type="float" office:value="-0.27443684570176" calcext:value-type="float">
            <text:p>-0.2744368457</text:p>
          </table:table-cell>
          <table:table-cell/>
          <table:table-cell office:value-type="string" calcext:value-type="string">
            <text:p>log4</text:p>
          </table:table-cell>
          <table:table-cell table:formula="of:=LOG([.V16];EXP(1))" office:value-type="float" office:value="0.165514438477574" calcext:value-type="float">
            <text:p>0.1655144385</text:p>
          </table:table-cell>
          <table:table-cell table:formula="of:=LOG([.W16];EXP(1))" office:value-type="float" office:value="-0.0618754037180874" calcext:value-type="float">
            <text:p>-0.0618754037</text:p>
          </table:table-cell>
          <table:table-cell table:formula="of:=LOG([.X16];EXP(1))" office:value-type="float" office:value="-0.23572233352107" calcext:value-type="float">
            <text:p>-0.2357223335</text:p>
          </table:table-cell>
          <table:table-cell table:formula="of:=LOG([.Y16];EXP(1))" office:value-type="float" office:value="-0.301105092783922" calcext:value-type="float">
            <text:p>-0.3011050928</text:p>
          </table:table-cell>
          <table:table-cell table:formula="of:=LOG([.Z16];EXP(1))" office:value-type="float" office:value="-0.400477566597125" calcext:value-type="float">
            <text:p>-0.4004775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og5</text:p>
          </table:table-cell>
          <table:table-cell table:formula="of:=LOG([.H17];EXP(1))" office:value-type="float" office:value="0.307484699747961" calcext:value-type="float">
            <text:p>0.3074846997</text:p>
          </table:table-cell>
          <table:table-cell table:formula="of:=LOG([.I17];EXP(1))" office:value-type="float" office:value="-0.0100503358535016" calcext:value-type="float">
            <text:p>-0.0100503359</text:p>
          </table:table-cell>
          <table:table-cell table:formula="of:=LOG([.J17];EXP(1))" office:value-type="float" office:value="-0.2484613592985" calcext:value-type="float">
            <text:p>-0.2484613593</text:p>
          </table:table-cell>
          <table:table-cell table:formula="of:=LOG([.K17];EXP(1))" office:value-type="float" office:value="-0.385662480811985" calcext:value-type="float">
            <text:p>-0.3856624808</text:p>
          </table:table-cell>
          <table:table-cell table:formula="of:=LOG([.L17];EXP(1))" office:value-type="float" office:value="-0.63487827243597" calcext:value-type="float">
            <text:p>-0.6348782724</text:p>
          </table:table-cell>
          <table:table-cell/>
          <table:table-cell office:value-type="string" calcext:value-type="string">
            <text:p>log5</text:p>
          </table:table-cell>
          <table:table-cell table:formula="of:=LOG([.O17];EXP(1))" office:value-type="float" office:value="0.425267735404344" calcext:value-type="float">
            <text:p>0.4252677354</text:p>
          </table:table-cell>
          <table:table-cell table:formula="of:=LOG([.P17];EXP(1))" office:value-type="float" office:value="0.173953307123438" calcext:value-type="float">
            <text:p>0.1739533071</text:p>
          </table:table-cell>
          <table:table-cell table:formula="of:=LOG([.Q17];EXP(1))" office:value-type="float" office:value="-0.0100503358535016" calcext:value-type="float">
            <text:p>-0.0100503359</text:p>
          </table:table-cell>
          <table:table-cell table:formula="of:=LOG([.R17];EXP(1))" office:value-type="float" office:value="-0.0943106794712413" calcext:value-type="float">
            <text:p>-0.0943106795</text:p>
          </table:table-cell>
          <table:table-cell table:formula="of:=LOG([.S17];EXP(1))" office:value-type="float" office:value="-0.23572233352107" calcext:value-type="float">
            <text:p>-0.2357223335</text:p>
          </table:table-cell>
          <table:table-cell/>
          <table:table-cell office:value-type="string" calcext:value-type="string">
            <text:p>log5</text:p>
          </table:table-cell>
          <table:table-cell table:formula="of:=LOG([.V17];EXP(1))" office:value-type="float" office:value="0.157003748809665" calcext:value-type="float">
            <text:p>0.1570037488</text:p>
          </table:table-cell>
          <table:table-cell table:formula="of:=LOG([.W17];EXP(1))" office:value-type="float" office:value="-0.0408219945202553" calcext:value-type="float">
            <text:p>-0.0408219945</text:p>
          </table:table-cell>
          <table:table-cell table:formula="of:=LOG([.X17];EXP(1))" office:value-type="float" office:value="-0.198450938723838" calcext:value-type="float">
            <text:p>-0.1984509387</text:p>
          </table:table-cell>
          <table:table-cell table:formula="of:=LOG([.Y17];EXP(1))" office:value-type="float" office:value="-0.27443684570176" calcext:value-type="float">
            <text:p>-0.2744368457</text:p>
          </table:table-cell>
          <table:table-cell table:formula="of:=LOG([.Z17];EXP(1))" office:value-type="float" office:value="-0.400477566597125" calcext:value-type="float">
            <text:p>-0.400477566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og1</text:p>
          </table:table-cell>
          <table:table-cell table:formula="of:=LOG([.H18];EXP(1))" office:value-type="float" office:value="-0.299863465024453" calcext:value-type="float">
            <text:p>-0.299863465</text:p>
          </table:table-cell>
          <table:table-cell table:formula="of:=LOG([.I18];EXP(1))" office:value-type="float" office:value="-0.595092743111617" calcext:value-type="float">
            <text:p>-0.5950927431</text:p>
          </table:table-cell>
          <table:table-cell table:formula="of:=LOG([.J18];EXP(1))" office:value-type="float" office:value="-0.808185958572325" calcext:value-type="float">
            <text:p>-0.8081859586</text:p>
          </table:table-cell>
          <table:table-cell table:formula="of:=LOG([.K18];EXP(1))" office:value-type="float" office:value="-0.9707048880701" calcext:value-type="float">
            <text:p>-0.9707048881</text:p>
          </table:table-cell>
          <table:table-cell table:formula="of:=LOG([.L18];EXP(1))" office:value-type="float" office:value="-1.23896887466478" calcext:value-type="float">
            <text:p>-1.2389688747</text:p>
          </table:table-cell>
          <table:table-cell/>
          <table:table-cell office:value-type="string" calcext:value-type="string">
            <text:p>Nlog1</text:p>
          </table:table-cell>
          <table:table-cell table:formula="of:=LOG([.O18];EXP(1))" office:value-type="float" office:value="-0.190948750427131" calcext:value-type="float">
            <text:p>-0.1909487504</text:p>
          </table:table-cell>
          <table:table-cell table:formula="of:=LOG([.P18];EXP(1))" office:value-type="float" office:value="-0.428620402304251" calcext:value-type="float">
            <text:p>-0.4286204023</text:p>
          </table:table-cell>
          <table:table-cell table:formula="of:=LOG([.Q18];EXP(1))" office:value-type="float" office:value="-0.625684240835409" calcext:value-type="float">
            <text:p>-0.6256842408</text:p>
          </table:table-cell>
          <table:table-cell table:formula="of:=LOG([.R18];EXP(1))" office:value-type="float" office:value="-0.740995087346403" calcext:value-type="float">
            <text:p>-0.7409950873</text:p>
          </table:table-cell>
          <table:table-cell table:formula="of:=LOG([.S18];EXP(1))" office:value-type="float" office:value="-0.884095930987077" calcext:value-type="float">
            <text:p>-0.884095931</text:p>
          </table:table-cell>
          <table:table-cell/>
          <table:table-cell office:value-type="string" calcext:value-type="string">
            <text:p>Nlog1</text:p>
          </table:table-cell>
          <table:table-cell table:formula="of:=LOG([.V18];EXP(1))" office:value-type="float" office:value="-0.155352915907452" calcext:value-type="float">
            <text:p>-0.1553529159</text:p>
          </table:table-cell>
          <table:table-cell table:formula="of:=LOG([.W18];EXP(1))" office:value-type="float" office:value="-0.372160648772576" calcext:value-type="float">
            <text:p>-0.3721606488</text:p>
          </table:table-cell>
          <table:table-cell table:formula="of:=LOG([.X18];EXP(1))" office:value-type="float" office:value="-0.519318293108864" calcext:value-type="float">
            <text:p>-0.5193182931</text:p>
          </table:table-cell>
          <table:table-cell table:formula="of:=LOG([.Y18];EXP(1))" office:value-type="float" office:value="-0.595304200086786" calcext:value-type="float">
            <text:p>-0.5953042001</text:p>
          </table:table-cell>
          <table:table-cell table:formula="of:=LOG([.Z18];EXP(1))" office:value-type="float" office:value="-0.70652983519701" calcext:value-type="float">
            <text:p>-0.7065298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og2</text:p>
          </table:table-cell>
          <table:table-cell table:formula="of:=LOG([.H19];EXP(1))" office:value-type="float" office:value="-0.284937814807777" calcext:value-type="float">
            <text:p>-0.2849378148</text:p>
          </table:table-cell>
          <table:table-cell table:formula="of:=LOG([.I19];EXP(1))" office:value-type="float" office:value="-0.615501614742824" calcext:value-type="float">
            <text:p>-0.6155016147</text:p>
          </table:table-cell>
          <table:table-cell table:formula="of:=LOG([.J19];EXP(1))" office:value-type="float" office:value="-0.833503766556615" calcext:value-type="float">
            <text:p>-0.8335037666</text:p>
          </table:table-cell>
          <table:table-cell table:formula="of:=LOG([.K19];EXP(1))" office:value-type="float" office:value="-0.985519973855241" calcext:value-type="float">
            <text:p>-0.9855199739</text:p>
          </table:table-cell>
          <table:table-cell table:formula="of:=LOG([.L19];EXP(1))" office:value-type="float" office:value="-1.21992067969409" calcext:value-type="float">
            <text:p>-1.2199206797</text:p>
          </table:table-cell>
          <table:table-cell/>
          <table:table-cell office:value-type="string" calcext:value-type="string">
            <text:p>Nlog2</text:p>
          </table:table-cell>
          <table:table-cell table:formula="of:=LOG([.O19];EXP(1))" office:value-type="float" office:value="-0.197379640757422" calcext:value-type="float">
            <text:p>-0.1973796408</text:p>
          </table:table-cell>
          <table:table-cell table:formula="of:=LOG([.P19];EXP(1))" office:value-type="float" office:value="-0.445014212079927" calcext:value-type="float">
            <text:p>-0.4450142121</text:p>
          </table:table-cell>
          <table:table-cell table:formula="of:=LOG([.Q19];EXP(1))" office:value-type="float" office:value="-0.645684907542079" calcext:value-type="float">
            <text:p>-0.6456849075</text:p>
          </table:table-cell>
          <table:table-cell table:formula="of:=LOG([.R19];EXP(1))" office:value-type="float" office:value="-0.729945251159818" calcext:value-type="float">
            <text:p>-0.7299452512</text:p>
          </table:table-cell>
          <table:table-cell table:formula="of:=LOG([.S19];EXP(1))" office:value-type="float" office:value="-0.884095930987077" calcext:value-type="float">
            <text:p>-0.884095931</text:p>
          </table:table-cell>
          <table:table-cell/>
          <table:table-cell office:value-type="string" calcext:value-type="string">
            <text:p>Nlog2</text:p>
          </table:table-cell>
          <table:table-cell table:formula="of:=LOG([.V19];EXP(1))" office:value-type="float" office:value="-0.146914047261587" calcext:value-type="float">
            <text:p>-0.1469140473</text:p>
          </table:table-cell>
          <table:table-cell table:formula="of:=LOG([.W19];EXP(1))" office:value-type="float" office:value="-0.372160648772576" calcext:value-type="float">
            <text:p>-0.3721606488</text:p>
          </table:table-cell>
          <table:table-cell table:formula="of:=LOG([.X19];EXP(1))" office:value-type="float" office:value="-0.544010905699235" calcext:value-type="float">
            <text:p>-0.5440109057</text:p>
          </table:table-cell>
          <table:table-cell table:formula="of:=LOG([.Y19];EXP(1))" office:value-type="float" office:value="-0.608549426836806" calcext:value-type="float">
            <text:p>-0.6085494268</text:p>
          </table:table-cell>
          <table:table-cell table:formula="of:=LOG([.Z19];EXP(1))" office:value-type="float" office:value="-0.721344920982151" calcext:value-type="float">
            <text:p>-0.7213449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og3</text:p>
          </table:table-cell>
          <table:table-cell table:formula="of:=LOG([.H20];EXP(1))" office:value-type="float" office:value="-0.284937814807777" calcext:value-type="float">
            <text:p>-0.2849378148</text:p>
          </table:table-cell>
          <table:table-cell table:formula="of:=LOG([.I20];EXP(1))" office:value-type="float" office:value="-0.585042407258116" calcext:value-type="float">
            <text:p>-0.5850424073</text:p>
          </table:table-cell>
          <table:table-cell table:formula="of:=LOG([.J20];EXP(1))" office:value-type="float" office:value="-0.820764740779186" calcext:value-type="float">
            <text:p>-0.8207647408</text:p>
          </table:table-cell>
          <table:table-cell table:formula="of:=LOG([.K20];EXP(1))" office:value-type="float" office:value="-0.927532716204892" calcext:value-type="float">
            <text:p>-0.9275327162</text:p>
          </table:table-cell>
          <table:table-cell table:formula="of:=LOG([.L20];EXP(1))" office:value-type="float" office:value="-1.18287940801374" calcext:value-type="float">
            <text:p>-1.182879408</text:p>
          </table:table-cell>
          <table:table-cell/>
          <table:table-cell office:value-type="string" calcext:value-type="string">
            <text:p>Nlog3</text:p>
          </table:table-cell>
          <table:table-cell table:formula="of:=LOG([.O20];EXP(1))" office:value-type="float" office:value="-0.197379640757422" calcext:value-type="float">
            <text:p>-0.1973796408</text:p>
          </table:table-cell>
          <table:table-cell table:formula="of:=LOG([.P20];EXP(1))" office:value-type="float" office:value="-0.436783712943412" calcext:value-type="float">
            <text:p>-0.4367837129</text:p>
          </table:table-cell>
          <table:table-cell table:formula="of:=LOG([.Q20];EXP(1))" office:value-type="float" office:value="-0.625684240835409" calcext:value-type="float">
            <text:p>-0.6256842408</text:p>
          </table:table-cell>
          <table:table-cell table:formula="of:=LOG([.R20];EXP(1))" office:value-type="float" office:value="-0.752168387944529" calcext:value-type="float">
            <text:p>-0.7521683879</text:p>
          </table:table-cell>
          <table:table-cell table:formula="of:=LOG([.S20];EXP(1))" office:value-type="float" office:value="-0.923316644140358" calcext:value-type="float">
            <text:p>-0.9233166441</text:p>
          </table:table-cell>
          <table:table-cell/>
          <table:table-cell office:value-type="string" calcext:value-type="string">
            <text:p>Nlog3</text:p>
          </table:table-cell>
          <table:table-cell table:formula="of:=LOG([.V20];EXP(1))" office:value-type="float" office:value="-0.146914047261587" calcext:value-type="float">
            <text:p>-0.1469140473</text:p>
          </table:table-cell>
          <table:table-cell table:formula="of:=LOG([.W20];EXP(1))" office:value-type="float" office:value="-0.361689348905281" calcext:value-type="float">
            <text:p>-0.3616893489</text:p>
          </table:table-cell>
          <table:table-cell table:formula="of:=LOG([.X20];EXP(1))" office:value-type="float" office:value="-0.519318293108864" calcext:value-type="float">
            <text:p>-0.5193182931</text:p>
          </table:table-cell>
          <table:table-cell table:formula="of:=LOG([.Y20];EXP(1))" office:value-type="float" office:value="-0.595304200086786" calcext:value-type="float">
            <text:p>-0.5953042001</text:p>
          </table:table-cell>
          <table:table-cell table:formula="of:=LOG([.Z20];EXP(1))" office:value-type="float" office:value="-0.70652983519701" calcext:value-type="float">
            <text:p>-0.70652983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og4</text:p>
          </table:table-cell>
          <table:table-cell table:formula="of:=LOG([.H21];EXP(1))" office:value-type="float" office:value="-0.277557707510155" calcext:value-type="float">
            <text:p>-0.2775577075</text:p>
          </table:table-cell>
          <table:table-cell table:formula="of:=LOG([.I21];EXP(1))" office:value-type="float" office:value="-0.595092743111617" calcext:value-type="float">
            <text:p>-0.5950927431</text:p>
          </table:table-cell>
          <table:table-cell table:formula="of:=LOG([.J21];EXP(1))" office:value-type="float" office:value="-0.846407171392523" calcext:value-type="float">
            <text:p>-0.8464071714</text:p>
          </table:table-cell>
          <table:table-cell table:formula="of:=LOG([.K21];EXP(1))" office:value-type="float" office:value="-0.956106088648948" calcext:value-type="float">
            <text:p>-0.9561060886</text:p>
          </table:table-cell>
          <table:table-cell table:formula="of:=LOG([.L21];EXP(1))" office:value-type="float" office:value="-1.20122854668193" calcext:value-type="float">
            <text:p>-1.2012285467</text:p>
          </table:table-cell>
          <table:table-cell/>
          <table:table-cell office:value-type="string" calcext:value-type="string">
            <text:p>Nlog4</text:p>
          </table:table-cell>
          <table:table-cell table:formula="of:=LOG([.O21];EXP(1))" office:value-type="float" office:value="-0.223524920861744" calcext:value-type="float">
            <text:p>-0.2235249209</text:p>
          </table:table-cell>
          <table:table-cell table:formula="of:=LOG([.P21];EXP(1))" office:value-type="float" office:value="-0.470120133211003" calcext:value-type="float">
            <text:p>-0.4701201332</text:p>
          </table:table-cell>
          <table:table-cell table:formula="of:=LOG([.Q21];EXP(1))" office:value-type="float" office:value="-0.655837279006097" calcext:value-type="float">
            <text:p>-0.655837279</text:p>
          </table:table-cell>
          <table:table-cell table:formula="of:=LOG([.R21];EXP(1))" office:value-type="float" office:value="-0.740995087346403" calcext:value-type="float">
            <text:p>-0.7409950873</text:p>
          </table:table-cell>
          <table:table-cell table:formula="of:=LOG([.S21];EXP(1))" office:value-type="float" office:value="-0.910071417390337" calcext:value-type="float">
            <text:p>-0.9100714174</text:p>
          </table:table-cell>
          <table:table-cell/>
          <table:table-cell office:value-type="string" calcext:value-type="string">
            <text:p>Nlog4</text:p>
          </table:table-cell>
          <table:table-cell table:formula="of:=LOG([.V21];EXP(1))" office:value-type="float" office:value="-0.155352915907452" calcext:value-type="float">
            <text:p>-0.1553529159</text:p>
          </table:table-cell>
          <table:table-cell table:formula="of:=LOG([.W21];EXP(1))" office:value-type="float" office:value="-0.382742758103113" calcext:value-type="float">
            <text:p>-0.3827427581</text:p>
          </table:table-cell>
          <table:table-cell table:formula="of:=LOG([.X21];EXP(1))" office:value-type="float" office:value="-0.556589687906096" calcext:value-type="float">
            <text:p>-0.5565896879</text:p>
          </table:table-cell>
          <table:table-cell table:formula="of:=LOG([.Y21];EXP(1))" office:value-type="float" office:value="-0.621972447168947" calcext:value-type="float">
            <text:p>-0.6219724472</text:p>
          </table:table-cell>
          <table:table-cell table:formula="of:=LOG([.Z21];EXP(1))" office:value-type="float" office:value="-0.721344920982151" calcext:value-type="float">
            <text:p>-0.7213449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log5</text:p>
          </table:table-cell>
          <table:table-cell table:formula="of:=LOG([.H22];EXP(1))" office:value-type="float" office:value="-0.277557707510155" calcext:value-type="float">
            <text:p>-0.2775577075</text:p>
          </table:table-cell>
          <table:table-cell table:formula="of:=LOG([.I22];EXP(1))" office:value-type="float" office:value="-0.595092743111617" calcext:value-type="float">
            <text:p>-0.5950927431</text:p>
          </table:table-cell>
          <table:table-cell table:formula="of:=LOG([.J22];EXP(1))" office:value-type="float" office:value="-0.833503766556615" calcext:value-type="float">
            <text:p>-0.8335037666</text:p>
          </table:table-cell>
          <table:table-cell table:formula="of:=LOG([.K22];EXP(1))" office:value-type="float" office:value="-0.9707048880701" calcext:value-type="float">
            <text:p>-0.9707048881</text:p>
          </table:table-cell>
          <table:table-cell table:formula="of:=LOG([.L22];EXP(1))" office:value-type="float" office:value="-1.21992067969409" calcext:value-type="float">
            <text:p>-1.2199206797</text:p>
          </table:table-cell>
          <table:table-cell/>
          <table:table-cell office:value-type="string" calcext:value-type="string">
            <text:p>Nlog5</text:p>
          </table:table-cell>
          <table:table-cell table:formula="of:=LOG([.O22];EXP(1))" office:value-type="float" office:value="-0.210366836284233" calcext:value-type="float">
            <text:p>-0.2103668363</text:p>
          </table:table-cell>
          <table:table-cell table:formula="of:=LOG([.P22];EXP(1))" office:value-type="float" office:value="-0.461681264565139" calcext:value-type="float">
            <text:p>-0.4616812646</text:p>
          </table:table-cell>
          <table:table-cell table:formula="of:=LOG([.Q22];EXP(1))" office:value-type="float" office:value="-0.645684907542079" calcext:value-type="float">
            <text:p>-0.6456849075</text:p>
          </table:table-cell>
          <table:table-cell table:formula="of:=LOG([.R22];EXP(1))" office:value-type="float" office:value="-0.729945251159818" calcext:value-type="float">
            <text:p>-0.7299452512</text:p>
          </table:table-cell>
          <table:table-cell table:formula="of:=LOG([.S22];EXP(1))" office:value-type="float" office:value="-0.871356905209647" calcext:value-type="float">
            <text:p>-0.8713569052</text:p>
          </table:table-cell>
          <table:table-cell/>
          <table:table-cell office:value-type="string" calcext:value-type="string">
            <text:p>Nlog5</text:p>
          </table:table-cell>
          <table:table-cell table:formula="of:=LOG([.V22];EXP(1))" office:value-type="float" office:value="-0.163863605575361" calcext:value-type="float">
            <text:p>-0.1638636056</text:p>
          </table:table-cell>
          <table:table-cell table:formula="of:=LOG([.W22];EXP(1))" office:value-type="float" office:value="-0.361689348905281" calcext:value-type="float">
            <text:p>-0.3616893489</text:p>
          </table:table-cell>
          <table:table-cell table:formula="of:=LOG([.X22];EXP(1))" office:value-type="float" office:value="-0.519318293108864" calcext:value-type="float">
            <text:p>-0.5193182931</text:p>
          </table:table-cell>
          <table:table-cell table:formula="of:=LOG([.Y22];EXP(1))" office:value-type="float" office:value="-0.595304200086786" calcext:value-type="float">
            <text:p>-0.5953042001</text:p>
          </table:table-cell>
          <table:table-cell table:formula="of:=LOG([.Z22];EXP(1))" office:value-type="float" office:value="-0.721344920982151" calcext:value-type="float">
            <text:p>-0.721344921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N1</text:p>
          </table:table-cell>
          <table:table-cell table:formula="of:=[.H13]/77.6" office:value-type="float" office:value="0.017139175257732" calcext:value-type="float">
            <text:p>0.0171391753</text:p>
          </table:table-cell>
          <table:table-cell table:formula="of:=[.I13]/77.6" office:value-type="float" office:value="0.0127577319587629" calcext:value-type="float">
            <text:p>0.012757732</text:p>
          </table:table-cell>
          <table:table-cell table:formula="of:=[.J13]/77.6" office:value-type="float" office:value="0.0103092783505155" calcext:value-type="float">
            <text:p>0.0103092784</text:p>
          </table:table-cell>
          <table:table-cell table:formula="of:=[.K13]/77.6" office:value-type="float" office:value="0.00876288659793814" calcext:value-type="float">
            <text:p>0.0087628866</text:p>
          </table:table-cell>
          <table:table-cell table:formula="of:=[.L13]/77.6" office:value-type="float" office:value="0.00670103092783505" calcext:value-type="float">
            <text:p>0.0067010309</text:p>
          </table:table-cell>
          <table:table-cell/>
          <table:table-cell office:value-type="string" calcext:value-type="string">
            <text:p>NN1</text:p>
          </table:table-cell>
          <table:table-cell table:formula="of:=[.O13]/57.6" office:value-type="float" office:value="0.0270833333333333" calcext:value-type="float">
            <text:p>0.0270833333</text:p>
          </table:table-cell>
          <table:table-cell table:formula="of:=[.P13]/57.6" office:value-type="float" office:value="0.0213541666666667" calcext:value-type="float">
            <text:p>0.0213541667</text:p>
          </table:table-cell>
          <table:table-cell table:formula="of:=[.Q13]/57.6" office:value-type="float" office:value="0.0175347222222222" calcext:value-type="float">
            <text:p>0.0175347222</text:p>
          </table:table-cell>
          <table:table-cell table:formula="of:=[.R13]/57.6" office:value-type="float" office:value="0.015625" calcext:value-type="float">
            <text:p>0.015625</text:p>
          </table:table-cell>
          <table:table-cell table:formula="of:=[.S13]/57.6" office:value-type="float" office:value="0.0135416666666667" calcext:value-type="float">
            <text:p>0.0135416667</text:p>
          </table:table-cell>
          <table:table-cell/>
          <table:table-cell office:value-type="string" calcext:value-type="string">
            <text:p>NN1</text:p>
          </table:table-cell>
          <table:table-cell table:formula="of:=[.V13]/57.8" office:value-type="float" office:value="0.0204152249134948" calcext:value-type="float">
            <text:p>0.0204152249</text:p>
          </table:table-cell>
          <table:table-cell table:formula="of:=[.W13]/57.8" office:value-type="float" office:value="0.0164359861591696" calcext:value-type="float">
            <text:p>0.0164359862</text:p>
          </table:table-cell>
          <table:table-cell table:formula="of:=[.X13]/57.8" office:value-type="float" office:value="0.0141868512110727" calcext:value-type="float">
            <text:p>0.0141868512</text:p>
          </table:table-cell>
          <table:table-cell table:formula="of:=[.Y13]/57.8" office:value-type="float" office:value="0.0131487889273356" calcext:value-type="float">
            <text:p>0.0131487889</text:p>
          </table:table-cell>
          <table:table-cell table:formula="of:=[.Z13]/57.8" office:value-type="float" office:value="0.0117647058823529" calcext:value-type="float">
            <text:p>0.0117647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N2</text:p>
          </table:table-cell>
          <table:table-cell table:formula="of:=[.H14]/77.6" office:value-type="float" office:value="0.0173969072164949" calcext:value-type="float">
            <text:p>0.0173969072</text:p>
          </table:table-cell>
          <table:table-cell table:formula="of:=[.I14]/77.6" office:value-type="float" office:value="0.0125" calcext:value-type="float">
            <text:p>0.0125</text:p>
          </table:table-cell>
          <table:table-cell table:formula="of:=[.J14]/77.6" office:value-type="float" office:value="0.0100515463917526" calcext:value-type="float">
            <text:p>0.0100515464</text:p>
          </table:table-cell>
          <table:table-cell table:formula="of:=[.K14]/77.6" office:value-type="float" office:value="0.0086340206185567" calcext:value-type="float">
            <text:p>0.0086340206</text:p>
          </table:table-cell>
          <table:table-cell table:formula="of:=[.L14]/77.6" office:value-type="float" office:value="0.0068298969072165" calcext:value-type="float">
            <text:p>0.0068298969</text:p>
          </table:table-cell>
          <table:table-cell/>
          <table:table-cell office:value-type="string" calcext:value-type="string">
            <text:p>NN2</text:p>
          </table:table-cell>
          <table:table-cell table:formula="of:=[.O14]/57.6" office:value-type="float" office:value="0.0269097222222222" calcext:value-type="float">
            <text:p>0.0269097222</text:p>
          </table:table-cell>
          <table:table-cell table:formula="of:=[.P14]/57.6" office:value-type="float" office:value="0.0210069444444444" calcext:value-type="float">
            <text:p>0.0210069444</text:p>
          </table:table-cell>
          <table:table-cell table:formula="of:=[.Q14]/57.6" office:value-type="float" office:value="0.0171875" calcext:value-type="float">
            <text:p>0.0171875</text:p>
          </table:table-cell>
          <table:table-cell table:formula="of:=[.R14]/57.6" office:value-type="float" office:value="0.0157986111111111" calcext:value-type="float">
            <text:p>0.0157986111</text:p>
          </table:table-cell>
          <table:table-cell table:formula="of:=[.S14]/57.6" office:value-type="float" office:value="0.0135416666666667" calcext:value-type="float">
            <text:p>0.0135416667</text:p>
          </table:table-cell>
          <table:table-cell/>
          <table:table-cell office:value-type="string" calcext:value-type="string">
            <text:p>NN2</text:p>
          </table:table-cell>
          <table:table-cell table:formula="of:=[.V14]/57.8" office:value-type="float" office:value="0.0205882352941176" calcext:value-type="float">
            <text:p>0.0205882353</text:p>
          </table:table-cell>
          <table:table-cell table:formula="of:=[.W14]/57.8" office:value-type="float" office:value="0.0164359861591696" calcext:value-type="float">
            <text:p>0.0164359862</text:p>
          </table:table-cell>
          <table:table-cell table:formula="of:=[.X14]/57.8" office:value-type="float" office:value="0.013840830449827" calcext:value-type="float">
            <text:p>0.0138408304</text:p>
          </table:table-cell>
          <table:table-cell table:formula="of:=[.Y14]/57.8" office:value-type="float" office:value="0.0129757785467128" calcext:value-type="float">
            <text:p>0.0129757785</text:p>
          </table:table-cell>
          <table:table-cell table:formula="of:=[.Z14]/57.8" office:value-type="float" office:value="0.0115916955017301" calcext:value-type="float">
            <text:p>0.01159169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N3</text:p>
          </table:table-cell>
          <table:table-cell table:formula="of:=[.H15]/77.6" office:value-type="float" office:value="0.0173969072164949" calcext:value-type="float">
            <text:p>0.0173969072</text:p>
          </table:table-cell>
          <table:table-cell table:formula="of:=[.I15]/77.6" office:value-type="float" office:value="0.0128865979381443" calcext:value-type="float">
            <text:p>0.0128865979</text:p>
          </table:table-cell>
          <table:table-cell table:formula="of:=[.J15]/77.6" office:value-type="float" office:value="0.010180412371134" calcext:value-type="float">
            <text:p>0.0101804124</text:p>
          </table:table-cell>
          <table:table-cell table:formula="of:=[.K15]/77.6" office:value-type="float" office:value="0.00914948453608247" calcext:value-type="float">
            <text:p>0.0091494845</text:p>
          </table:table-cell>
          <table:table-cell table:formula="of:=[.L15]/77.6" office:value-type="float" office:value="0.00708762886597938" calcext:value-type="float">
            <text:p>0.0070876289</text:p>
          </table:table-cell>
          <table:table-cell/>
          <table:table-cell office:value-type="string" calcext:value-type="string">
            <text:p>NN3</text:p>
          </table:table-cell>
          <table:table-cell table:formula="of:=[.O15]/57.6" office:value-type="float" office:value="0.0269097222222222" calcext:value-type="float">
            <text:p>0.0269097222</text:p>
          </table:table-cell>
          <table:table-cell table:formula="of:=[.P15]/57.6" office:value-type="float" office:value="0.0211805555555556" calcext:value-type="float">
            <text:p>0.0211805556</text:p>
          </table:table-cell>
          <table:table-cell table:formula="of:=[.Q15]/57.6" office:value-type="float" office:value="0.0175347222222222" calcext:value-type="float">
            <text:p>0.0175347222</text:p>
          </table:table-cell>
          <table:table-cell table:formula="of:=[.R15]/57.6" office:value-type="float" office:value="0.0154513888888889" calcext:value-type="float">
            <text:p>0.0154513889</text:p>
          </table:table-cell>
          <table:table-cell table:formula="of:=[.S15]/57.6" office:value-type="float" office:value="0.0130208333333333" calcext:value-type="float">
            <text:p>0.0130208333</text:p>
          </table:table-cell>
          <table:table-cell/>
          <table:table-cell office:value-type="string" calcext:value-type="string">
            <text:p>NN3</text:p>
          </table:table-cell>
          <table:table-cell table:formula="of:=[.V15]/57.8" office:value-type="float" office:value="0.0205882352941176" calcext:value-type="float">
            <text:p>0.0205882353</text:p>
          </table:table-cell>
          <table:table-cell table:formula="of:=[.W15]/57.8" office:value-type="float" office:value="0.0166089965397924" calcext:value-type="float">
            <text:p>0.0166089965</text:p>
          </table:table-cell>
          <table:table-cell table:formula="of:=[.X15]/57.8" office:value-type="float" office:value="0.0141868512110727" calcext:value-type="float">
            <text:p>0.0141868512</text:p>
          </table:table-cell>
          <table:table-cell table:formula="of:=[.Y15]/57.8" office:value-type="float" office:value="0.0131487889273356" calcext:value-type="float">
            <text:p>0.0131487889</text:p>
          </table:table-cell>
          <table:table-cell table:formula="of:=[.Z15]/57.8" office:value-type="float" office:value="0.0117647058823529" calcext:value-type="float">
            <text:p>0.01176470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N4</text:p>
          </table:table-cell>
          <table:table-cell table:formula="of:=[.H16]/77.6" office:value-type="float" office:value="0.0175257731958763" calcext:value-type="float">
            <text:p>0.0175257732</text:p>
          </table:table-cell>
          <table:table-cell table:formula="of:=[.I16]/77.6" office:value-type="float" office:value="0.0127577319587629" calcext:value-type="float">
            <text:p>0.012757732</text:p>
          </table:table-cell>
          <table:table-cell table:formula="of:=[.J16]/77.6" office:value-type="float" office:value="0.00992268041237113" calcext:value-type="float">
            <text:p>0.0099226804</text:p>
          </table:table-cell>
          <table:table-cell table:formula="of:=[.K16]/77.6" office:value-type="float" office:value="0.00889175257731959" calcext:value-type="float">
            <text:p>0.0088917526</text:p>
          </table:table-cell>
          <table:table-cell table:formula="of:=[.L16]/77.6" office:value-type="float" office:value="0.00695876288659794" calcext:value-type="float">
            <text:p>0.0069587629</text:p>
          </table:table-cell>
          <table:table-cell/>
          <table:table-cell office:value-type="string" calcext:value-type="string">
            <text:p>NN4</text:p>
          </table:table-cell>
          <table:table-cell table:formula="of:=[.O16]/57.6" office:value-type="float" office:value="0.0262152777777778" calcext:value-type="float">
            <text:p>0.0262152778</text:p>
          </table:table-cell>
          <table:table-cell table:formula="of:=[.P16]/57.6" office:value-type="float" office:value="0.0204861111111111" calcext:value-type="float">
            <text:p>0.0204861111</text:p>
          </table:table-cell>
          <table:table-cell table:formula="of:=[.Q16]/57.6" office:value-type="float" office:value="0.0170138888888889" calcext:value-type="float">
            <text:p>0.0170138889</text:p>
          </table:table-cell>
          <table:table-cell table:formula="of:=[.R16]/57.6" office:value-type="float" office:value="0.015625" calcext:value-type="float">
            <text:p>0.015625</text:p>
          </table:table-cell>
          <table:table-cell table:formula="of:=[.S16]/57.6" office:value-type="float" office:value="0.0131944444444444" calcext:value-type="float">
            <text:p>0.0131944444</text:p>
          </table:table-cell>
          <table:table-cell/>
          <table:table-cell office:value-type="string" calcext:value-type="string">
            <text:p>NN4</text:p>
          </table:table-cell>
          <table:table-cell table:formula="of:=[.V16]/57.8" office:value-type="float" office:value="0.0204152249134948" calcext:value-type="float">
            <text:p>0.0204152249</text:p>
          </table:table-cell>
          <table:table-cell table:formula="of:=[.W16]/57.8" office:value-type="float" office:value="0.0162629757785467" calcext:value-type="float">
            <text:p>0.0162629758</text:p>
          </table:table-cell>
          <table:table-cell table:formula="of:=[.X16]/57.8" office:value-type="float" office:value="0.0136678200692042" calcext:value-type="float">
            <text:p>0.0136678201</text:p>
          </table:table-cell>
          <table:table-cell table:formula="of:=[.Y16]/57.8" office:value-type="float" office:value="0.01280276816609" calcext:value-type="float">
            <text:p>0.0128027682</text:p>
          </table:table-cell>
          <table:table-cell table:formula="of:=[.Z16]/57.8" office:value-type="float" office:value="0.0115916955017301" calcext:value-type="float">
            <text:p>0.011591695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N5</text:p>
          </table:table-cell>
          <table:table-cell table:formula="of:=[.H17]/77.6" office:value-type="float" office:value="0.0175257731958763" calcext:value-type="float">
            <text:p>0.0175257732</text:p>
          </table:table-cell>
          <table:table-cell table:formula="of:=[.I17]/77.6" office:value-type="float" office:value="0.0127577319587629" calcext:value-type="float">
            <text:p>0.012757732</text:p>
          </table:table-cell>
          <table:table-cell table:formula="of:=[.J17]/77.6" office:value-type="float" office:value="0.0100515463917526" calcext:value-type="float">
            <text:p>0.0100515464</text:p>
          </table:table-cell>
          <table:table-cell table:formula="of:=[.K17]/77.6" office:value-type="float" office:value="0.00876288659793814" calcext:value-type="float">
            <text:p>0.0087628866</text:p>
          </table:table-cell>
          <table:table-cell table:formula="of:=[.L17]/77.6" office:value-type="float" office:value="0.0068298969072165" calcext:value-type="float">
            <text:p>0.0068298969</text:p>
          </table:table-cell>
          <table:table-cell/>
          <table:table-cell office:value-type="string" calcext:value-type="string">
            <text:p>NN5</text:p>
          </table:table-cell>
          <table:table-cell table:formula="of:=[.O17]/57.6" office:value-type="float" office:value="0.0265625" calcext:value-type="float">
            <text:p>0.0265625</text:p>
          </table:table-cell>
          <table:table-cell table:formula="of:=[.P17]/57.6" office:value-type="float" office:value="0.0206597222222222" calcext:value-type="float">
            <text:p>0.0206597222</text:p>
          </table:table-cell>
          <table:table-cell table:formula="of:=[.Q17]/57.6" office:value-type="float" office:value="0.0171875" calcext:value-type="float">
            <text:p>0.0171875</text:p>
          </table:table-cell>
          <table:table-cell table:formula="of:=[.R17]/57.6" office:value-type="float" office:value="0.0157986111111111" calcext:value-type="float">
            <text:p>0.0157986111</text:p>
          </table:table-cell>
          <table:table-cell table:formula="of:=[.S17]/57.6" office:value-type="float" office:value="0.0137152777777778" calcext:value-type="float">
            <text:p>0.0137152778</text:p>
          </table:table-cell>
          <table:table-cell/>
          <table:table-cell office:value-type="string" calcext:value-type="string">
            <text:p>NN5</text:p>
          </table:table-cell>
          <table:table-cell table:formula="of:=[.V17]/57.8" office:value-type="float" office:value="0.020242214532872" calcext:value-type="float">
            <text:p>0.0202422145</text:p>
          </table:table-cell>
          <table:table-cell table:formula="of:=[.W17]/57.8" office:value-type="float" office:value="0.0166089965397924" calcext:value-type="float">
            <text:p>0.0166089965</text:p>
          </table:table-cell>
          <table:table-cell table:formula="of:=[.X17]/57.8" office:value-type="float" office:value="0.0141868512110727" calcext:value-type="float">
            <text:p>0.0141868512</text:p>
          </table:table-cell>
          <table:table-cell table:formula="of:=[.Y17]/57.8" office:value-type="float" office:value="0.0131487889273356" calcext:value-type="float">
            <text:p>0.0131487889</text:p>
          </table:table-cell>
          <table:table-cell table:formula="of:=[.Z17]/57.8" office:value-type="float" office:value="0.0115916955017301" calcext:value-type="float">
            <text:p>0.011591695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6"/>
          <table:table-cell office:value-type="string" calcext:value-type="string">
            <text:p>asgrown_mean</text:p>
          </table:table-cell>
          <table:table-cell table:formula="of:=AVERAGE([.H18:.H22])" office:value-type="float" office:value="0.752061019924391" calcext:value-type="float">
            <text:p>0.7520610199</text:p>
          </table:table-cell>
          <table:table-cell table:formula="of:=AVERAGE([.I18:.I22])" office:value-type="float" office:value="0.550397250137258" calcext:value-type="float">
            <text:p>0.5503972501</text:p>
          </table:table-cell>
          <table:table-cell table:formula="of:=AVERAGE([.J18:.J22])" office:value-type="float" office:value="0.436752473793128" calcext:value-type="float">
            <text:p>0.4367524738</text:p>
          </table:table-cell>
          <table:table-cell table:formula="of:=AVERAGE([.K18:.K22])" office:value-type="float" office:value="0.382158414568987" calcext:value-type="float">
            <text:p>0.3821584146</text:p>
          </table:table-cell>
          <table:table-cell table:formula="of:=AVERAGE([.L18:.L22])" office:value-type="float" office:value="0.29748191454787" calcext:value-type="float">
            <text:p>0.2974819145</text:p>
          </table:table-cell>
          <table:table-cell/>
          <table:table-cell office:value-type="string" calcext:value-type="string">
            <text:p>annealed600_mean</text:p>
          </table:table-cell>
          <table:table-cell table:formula="of:=AVERAGE([.O18:.O22])" office:value-type="float" office:value="0.815582941919717" calcext:value-type="float">
            <text:p>0.8155829419</text:p>
          </table:table-cell>
          <table:table-cell table:formula="of:=AVERAGE([.P18:.P22])" office:value-type="float" office:value="0.638696771399466" calcext:value-type="float">
            <text:p>0.6386967714</text:p>
          </table:table-cell>
          <table:table-cell table:formula="of:=AVERAGE([.Q18:.Q22])" office:value-type="float" office:value="0.527480915683142" calcext:value-type="float">
            <text:p>0.5274809157</text:p>
          </table:table-cell>
          <table:table-cell table:formula="of:=AVERAGE([.R18:.R22])" office:value-type="float" office:value="0.477698580267263" calcext:value-type="float">
            <text:p>0.4776985803</text:p>
          </table:table-cell>
          <table:table-cell table:formula="of:=AVERAGE([.S18:.S22])" office:value-type="float" office:value="0.408850669585728" calcext:value-type="float">
            <text:p>0.4088506696</text:p>
          </table:table-cell>
          <table:table-cell/>
          <table:table-cell office:value-type="string" calcext:value-type="string">
            <text:p>annealed700_mean</text:p>
          </table:table-cell>
          <table:table-cell table:formula="of:=AVERAGE([.V18:.V22])" office:value-type="float" office:value="0.857564027234094" calcext:value-type="float">
            <text:p>0.8575640272</text:p>
          </table:table-cell>
          <table:table-cell table:formula="of:=AVERAGE([.W18:.W22])" office:value-type="float" office:value="0.690694546469423" calcext:value-type="float">
            <text:p>0.6906945465</text:p>
          </table:table-cell>
          <table:table-cell table:formula="of:=AVERAGE([.X18:.X22])" office:value-type="float" office:value="0.587670780084277" calcext:value-type="float">
            <text:p>0.5876707801</text:p>
          </table:table-cell>
          <table:table-cell table:formula="of:=AVERAGE([.Y18:.Y22])" office:value-type="float" office:value="0.547041689115488" calcext:value-type="float">
            <text:p>0.5470416891</text:p>
          </table:table-cell>
          <table:table-cell table:formula="of:=AVERAGE([.Z18:.Z22])" office:value-type="float" office:value="0.489000130588646" calcext:value-type="float">
            <text:p>0.489000130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sgrown_maxmin</text:p>
          </table:table-cell>
          <table:table-cell table:formula="of:=MAX([.H18:.H22])" office:value-type="float" office:value="0.757631842294201" calcext:value-type="float">
            <text:p>0.7576318423</text:p>
          </table:table-cell>
          <table:table-cell table:formula="of:=MAX([.I18:.I22])" office:value-type="float" office:value="0.55708223698103" calcext:value-type="float">
            <text:p>0.557082237</text:p>
          </table:table-cell>
          <table:table-cell table:formula="of:=MAX([.J18:.J22])" office:value-type="float" office:value="0.445665789584824" calcext:value-type="float">
            <text:p>0.4456657896</text:p>
          </table:table-cell>
          <table:table-cell table:formula="of:=MAX([.K18:.K22])" office:value-type="float" office:value="0.395528388256531" calcext:value-type="float">
            <text:p>0.3955283883</text:p>
          </table:table-cell>
          <table:table-cell table:formula="of:=MAX([.L18:.L22])" office:value-type="float" office:value="0.306395230339566" calcext:value-type="float">
            <text:p>0.3063952303</text:p>
          </table:table-cell>
          <table:table-cell/>
          <table:table-cell office:value-type="string" calcext:value-type="string">
            <text:p>annealed600_maxmin</text:p>
          </table:table-cell>
          <table:table-cell table:formula="of:=MAX([.O18:.O22])" office:value-type="float" office:value="0.826174928178414" calcext:value-type="float">
            <text:p>0.8261749282</text:p>
          </table:table-cell>
          <table:table-cell table:formula="of:=MAX([.P18:.P22])" office:value-type="float" office:value="0.651407154909904" calcext:value-type="float">
            <text:p>0.6514071549</text:p>
          </table:table-cell>
          <table:table-cell table:formula="of:=MAX([.Q18:.Q22])" office:value-type="float" office:value="0.53489530606423" calcext:value-type="float">
            <text:p>0.5348953061</text:p>
          </table:table-cell>
          <table:table-cell table:formula="of:=MAX([.R18:.R22])" office:value-type="float" office:value="0.481935374770742" calcext:value-type="float">
            <text:p>0.4819353748</text:p>
          </table:table-cell>
          <table:table-cell table:formula="of:=MAX([.S18:.S22])" office:value-type="float" office:value="0.418383457218556" calcext:value-type="float">
            <text:p>0.4183834572</text:p>
          </table:table-cell>
          <table:table-cell/>
          <table:table-cell office:value-type="string" calcext:value-type="string">
            <text:p>annealed700_maxmin</text:p>
          </table:table-cell>
          <table:table-cell table:formula="of:=MAX([.V18:.V22])" office:value-type="float" office:value="0.863368183086778" calcext:value-type="float">
            <text:p>0.8633681831</text:p>
          </table:table-cell>
          <table:table-cell table:formula="of:=MAX([.W18:.W22])" office:value-type="float" office:value="0.696498702322107" calcext:value-type="float">
            <text:p>0.6964987023</text:p>
          </table:table-cell>
          <table:table-cell table:formula="of:=MAX([.X18:.X22])" office:value-type="float" office:value="0.594925974900133" calcext:value-type="float">
            <text:p>0.5949259749</text:p>
          </table:table-cell>
          <table:table-cell table:formula="of:=MAX([.Y18:.Y22])" office:value-type="float" office:value="0.551394806005001" calcext:value-type="float">
            <text:p>0.551394806</text:p>
          </table:table-cell>
          <table:table-cell table:formula="of:=MAX([.Z18:.Z22])" office:value-type="float" office:value="0.493353247478159" calcext:value-type="float">
            <text:p>0.4933532475</text:p>
          </table:table-cell>
        </table:table-row>
        <table:table-row table:style-name="ro1">
          <table:table-cell table:number-columns-repeated="7"/>
          <table:table-cell table:formula="of:=MIN([.H18:.H22])" office:value-type="float" office:value="0.74091937518477" calcext:value-type="float">
            <text:p>0.7409193752</text:p>
          </table:table-cell>
          <table:table-cell table:formula="of:=MIN([.I18:.I22])" office:value-type="float" office:value="0.540369769871599" calcext:value-type="float">
            <text:p>0.5403697699</text:p>
          </table:table-cell>
          <table:table-cell table:formula="of:=MIN([.J18:.J22])" office:value-type="float" office:value="0.428953322475393" calcext:value-type="float">
            <text:p>0.4289533225</text:p>
          </table:table-cell>
          <table:table-cell table:formula="of:=MIN([.K18:.K22])" office:value-type="float" office:value="0.37324509877729" calcext:value-type="float">
            <text:p>0.3732450988</text:p>
          </table:table-cell>
          <table:table-cell table:formula="of:=MIN([.L18:.L22])" office:value-type="float" office:value="0.289682763230136" calcext:value-type="float">
            <text:p>0.2896827632</text:p>
          </table:table-cell>
          <table:table-cell table:number-columns-repeated="2"/>
          <table:table-cell table:formula="of:=MIN([.O18:.O22])" office:value-type="float" office:value="0.79969496253167" calcext:value-type="float">
            <text:p>0.7996949625</text:p>
          </table:table-cell>
          <table:table-cell table:formula="of:=MIN([.P18:.P22])" office:value-type="float" office:value="0.62492718926316" calcext:value-type="float">
            <text:p>0.6249271893</text:p>
          </table:table-cell>
          <table:table-cell table:formula="of:=MIN([.Q18:.Q22])" office:value-type="float" office:value="0.519007326676183" calcext:value-type="float">
            <text:p>0.5190073267</text:p>
          </table:table-cell>
          <table:table-cell table:formula="of:=MIN([.R18:.R22])" office:value-type="float" office:value="0.471343388512044" calcext:value-type="float">
            <text:p>0.4713433885</text:p>
          </table:table-cell>
          <table:table-cell table:formula="of:=MIN([.S18:.S22])" office:value-type="float" office:value="0.397199484701161" calcext:value-type="float">
            <text:p>0.3971994847</text:p>
          </table:table-cell>
          <table:table-cell table:number-columns-repeated="2"/>
          <table:table-cell table:formula="of:=MIN([.V18:.V22])" office:value-type="float" office:value="0.848857793455068" calcext:value-type="float">
            <text:p>0.8488577935</text:p>
          </table:table-cell>
          <table:table-cell table:formula="of:=MIN([.W18:.W22])" office:value-type="float" office:value="0.681988312690396" calcext:value-type="float">
            <text:p>0.6819883127</text:p>
          </table:table-cell>
          <table:table-cell table:formula="of:=MIN([.X18:.X22])" office:value-type="float" office:value="0.573160390452567" calcext:value-type="float">
            <text:p>0.5731603905</text:p>
          </table:table-cell>
          <table:table-cell table:formula="of:=MIN([.Y18:.Y22])" office:value-type="float" office:value="0.536884416373291" calcext:value-type="float">
            <text:p>0.5368844164</text:p>
          </table:table-cell>
          <table:table-cell table:formula="of:=MIN([.Z18:.Z22])" office:value-type="float" office:value="0.486098052662304" calcext:value-type="float">
            <text:p>0.48609805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2" loext:min-decimal-places="2" number:min-integer-digits="0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04:28:02.677397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3:59:36.576699000</meta:creation-date>
    <dc:date>2016-07-20T04:28:52.486092000</dc:date>
    <meta:editing-duration>PT4H46M9S</meta:editing-duration>
    <meta:editing-cycles>53</meta:editing-cycles>
    <meta:generator>LibreOffice/5.0.2.2$MacOSX_X86_64 LibreOffice_project/37b43f919e4de5eeaca9b9755ed688758a8251fe</meta:generator>
    <meta:document-statistic meta:table-count="1" meta:cell-count="688" meta:object-count="3"/>
  </office:meta>
</office:document-meta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2" chart:maximum="12" chart:origin="0" chart:interval-major="2" chart:reverse-direction="false" text:line-break="false" chart:link-data-style-to-source="true" chart:axis-position="0"/>
      <style:graphic-properties svg:stroke-width="0.051cm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origin="0" chart:interval-major="0.2" chart:reverse-direction="false" text:line-break="false" chart:link-data-style-to-source="true" chart:axis-position="0"/>
      <style:graphic-properties svg:stroke-width="0.051cm"/>
      <style:text-properties fo:font-size="18pt" style:font-size-asian="10pt" style:font-size-complex="10pt"/>
    </style:style>
    <style:style style:name="ch6" style:family="chart" style:data-style-name="N0">
      <style:chart-properties chart:symbol-type="named-symbol" chart:symbol-name="x" chart:symbol-width="0.35cm" chart:symbol-height="0.3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x" chart:symbol-width="0.35cm" chart:symbol-height="0.3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width="0.025cm" svg:stroke-color="#ff420e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2" style:family="chart" style:data-style-name="N0">
      <style:chart-properties chart:symbol-type="named-symbol" chart:symbol-name="x" chart:symbol-width="0.35cm" chart:symbol-height="0.3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579d1c"/>
    </style:style>
    <style:style style:name="ch14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579d1c"/>
    </style:style>
    <style:style style:name="ch15" style:family="chart">
      <style:chart-properties chart:solid-type="cuboid" chart:symbol-type="named-symbol" chart:symbol-name="asterisk" chart:symbol-width="0.15cm" chart:symbol-height="0.15cm"/>
    </style:style>
    <style:style style:name="ch16" style:family="chart">
      <style:graphic-properties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041cm"/>
    </style:style>
    <style:style style:name="gr2" style:family="graphic">
      <style:graphic-properties draw:stroke="none" svg:stroke-color="#000000" draw:fill="none" draw:fill-color="#ffffff" fo:min-height="2.494cm"/>
    </style:style>
    <style:style style:name="P1" style:family="paragraph">
      <loext:graphic-properties draw:fill="none" draw:fill-color="#ffffff"/>
      <style:text-properties style:text-position="0% 100%" fo:font-family="'Liberation Sans'" style:font-family-generic="swiss" style:font-pitch="variable" fo:font-size="20pt" style:font-size-asian="24pt" style:font-size-complex="24pt"/>
    </style:style>
    <style:style style:name="P2" style:family="paragraph">
      <loext:graphic-properties draw:fill="none" draw:fill-color="#ffffff"/>
      <style:text-properties fo:font-family="'Liberation Sans'" style:font-style-name="Regular" style:font-family-generic="swiss" style:font-pitch="variable" fo:font-size="18pt"/>
    </style:style>
    <style:style style:name="T1" style:family="text">
      <style:text-properties style:text-position="0% 100%" fo:font-family="'Liberation Sans'" style:font-family-generic="swiss" style:font-pitch="variable" fo:font-size="20pt" style:font-size-asian="24pt" style:font-size-complex="24pt"/>
    </style:style>
    <style:style style:name="T2" style:family="text">
      <style:text-properties fo:color="#004586" fo:font-family="'Liberation Sans'" style:font-style-name="Regular" style:font-family-generic="swiss" style:font-pitch="variable" fo:font-size="18pt" style:font-size-asian="24pt" style:font-size-complex="24pt"/>
    </style:style>
    <style:style style:name="T3" style:family="text">
      <style:text-properties fo:font-family="'Liberation Sans'" style:font-style-name="Regular" style:font-family-generic="swiss" style:font-pitch="variable" fo:font-size="18pt"/>
    </style:style>
    <style:style style:name="T4" style:family="text">
      <style:text-properties fo:color="#ff420e" fo:font-family="'Liberation Sans'" style:font-style-name="Regular" style:font-family-generic="swiss" style:font-pitch="variable" fo:font-size="18pt"/>
    </style:style>
    <style:style style:name="T5" style:family="text">
      <style:text-properties fo:color="#579d1c" fo:font-family="'Liberation Sans'" style:font-style-name="Regular" style:font-family-generic="swiss" style:font-pitch="variable" fo:font-size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4.346cm" svg:height="16.546cm" xlink:href=".." xlink:type="simple" chart:class="chart:scatter" chart:style-name="ch1">
        <chart:plot-area chart:style-name="ch2" table:cell-range-address="Sheet1.H3:Sheet1.L7 Sheet1.G2:Sheet1.G2 Sheet1.H28:Sheet1.L32 Sheet1.O2:Sheet1.O2 Sheet1.O28:Sheet1.S32 Sheet1.V2:Sheet1.V2 Sheet1.V28:Sheet1.Z32" chart:data-source-has-labels="row" svg:x="1.866cm" svg:y="0.407cm" svg:width="22.056cm" svg:height="13.432cm">
          <chartooo:coordinate-region svg:x="3.044cm" svg:y="0.763cm" svg:width="20.531cm" svg:height="12.72cm"/>
          <chart:axis chart:dimension="x" chart:name="primary-x" chart:style-name="ch3">
            <chart:title svg:x="8.947cm" svg:y="14.643cm" chart:style-name="ch4">
              <text:p>Propagation length [mm]</text:p>
            </chart:title>
          </chart:axis>
          <chart:axis chart:dimension="y" chart:name="primary-y" chart:style-name="ch5"/>
          <chart:series chart:style-name="ch6" chart:values-cell-range-address="Sheet1.H28:Sheet1.L32" chart:label-cell-address="Sheet1.G2:Sheet1.G2" chart:class="chart:scatter">
            <chart:domain table:cell-range-address="Sheet1.H3:Sheet1.L7"/>
            <chart:regression-curve chart:style-name="ch7"/>
            <chart:regression-curve chart:style-name="ch8">
              <chart:equation chart:display-equation="true" chart:display-r-square="true" svg:x="13.746cm" svg:y="4.942cm"/>
            </chart:regression-curve>
            <chart:data-point chart:repeated="25"/>
          </chart:series>
          <chart:series chart:style-name="ch9" chart:values-cell-range-address="Sheet1.O28:Sheet1.S32" chart:label-cell-address="Sheet1.O2:Sheet1.O2" chart:class="chart:scatter">
            <chart:domain table:cell-range-address="Sheet1.O3:Sheet1.S7"/>
            <chart:regression-curve chart:style-name="ch10"/>
            <chart:regression-curve chart:style-name="ch11"/>
            <chart:regression-curve chart:style-name="ch11">
              <chart:equation chart:display-equation="true" chart:display-r-square="true" svg:x="13.746cm" svg:y="3.425cm"/>
            </chart:regression-curve>
            <chart:data-point chart:repeated="25"/>
          </chart:series>
          <chart:series chart:style-name="ch12" chart:values-cell-range-address="Sheet1.V28:Sheet1.Z32" chart:label-cell-address="Sheet1.V2:Sheet1.V2" chart:class="chart:scatter">
            <chart:domain table:cell-range-address="Sheet1.V3:Sheet1.Z7"/>
            <chart:regression-curve chart:style-name="ch13"/>
            <chart:regression-curve chart:style-name="ch14">
              <chart:equation chart:display-equation="true" chart:display-r-square="true" svg:x="13.687cm" svg:y="2.225cm"/>
            </chart:regression-curve>
            <chart:data-point chart:repeated="19"/>
            <chart:data-point chart:style-name="ch15"/>
            <chart:data-point chart:repeated="5"/>
          </chart:series>
          <chart:wall chart:style-name="ch16"/>
          <chart:floor chart:style-name="ch17"/>
        </chart:plot-area>
        <draw:frame draw:style-name="gr1" draw:text-style-name="P1" svg:width="6.982cm" svg:height="1.041cm" draw:transform="rotate (1.5707963267949) translate (0.599cm 10.589cm)">
          <draw:text-box>
            <text:p><text:span text:style-name="T1">Normalized Power</text:span></text:p>
          </draw:text-box>
        </draw:frame>
        <draw:frame draw:style-name="gr2" draw:text-style-name="P2" svg:width="7.755cm" svg:height="2.494cm" svg:x="4.922cm" svg:y="9.476cm">
          <draw:text-box>
            <text:p><text:span text:style-name="T2">X</text:span><text:span text:style-name="T3"> As grown</text:span></text:p>
            <text:p><text:span text:style-name="T4">X</text:span><text:span text:style-name="T3"> Annealed (600℃, 20min)</text:span></text:p>
            <text:p><text:span text:style-name="T5">X</text:span><text:span text:style-name="T3"> Annealed (700℃, 16min)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As grown</text:p>
                <draw:g>
                  <svg:desc>Sheet1.G2:Sheet1.G2</svg:desc>
                </draw:g>
              </table:table-cell>
              <table:table-cell office:value-type="string">
                <text:p/>
              </table:table-cell>
              <table:table-cell office:value-type="string">
                <text:p>Annealed (600℃, 20min)</text:p>
                <draw:g>
                  <svg:desc>Sheet1.O2:Sheet1.O2</svg:desc>
                </draw:g>
              </table:table-cell>
              <table:table-cell office:value-type="string">
                <text:p/>
              </table:table-cell>
              <table:table-cell office:value-type="string">
                <text:p>Annealed (700℃, 16min)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">
                <text:p>3</text:p>
                <draw:g>
                  <svg:desc>Sheet1.H3:Sheet1.L7</svg:desc>
                </draw:g>
              </table:table-cell>
              <table:table-cell office:value-type="float" office:value="-0.299863465024453">
                <text:p>-0.299863465024453</text:p>
                <draw:g>
                  <svg:desc>Sheet1.H28:Sheet1.L32</svg:desc>
                </draw:g>
              </table:table-cell>
              <table:table-cell office:value-type="float" office:value="3">
                <text:p>3</text:p>
                <draw:g>
                  <svg:desc>Sheet1.O3:Sheet1.S7</svg:desc>
                </draw:g>
              </table:table-cell>
              <table:table-cell office:value-type="float" office:value="-0.190948750427131">
                <text:p>-0.190948750427131</text:p>
                <draw:g>
                  <svg:desc>Sheet1.O28:Sheet1.S32</svg:desc>
                </draw:g>
              </table:table-cell>
              <table:table-cell office:value-type="float" office:value="3">
                <text:p>3</text:p>
                <draw:g>
                  <svg:desc>Sheet1.V3:Sheet1.Z7</svg:desc>
                </draw:g>
              </table:table-cell>
              <table:table-cell office:value-type="float" office:value="-0.155352915907452">
                <text:p>-0.155352915907452</text:p>
                <draw:g>
                  <svg:desc>Sheet1.V28:Sheet1.Z32</svg:desc>
                </draw:g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-0.284937814807777">
                <text:p>-0.284937814807777</text:p>
              </table:table-cell>
              <table:table-cell office:value-type="float" office:value="3">
                <text:p>3</text:p>
              </table:table-cell>
              <table:table-cell office:value-type="float" office:value="-0.197379640757422">
                <text:p>-0.197379640757422</text:p>
              </table:table-cell>
              <table:table-cell office:value-type="float" office:value="3">
                <text:p>3</text:p>
              </table:table-cell>
              <table:table-cell office:value-type="float" office:value="-0.146914047261587">
                <text:p>-0.1469140472615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-0.284937814807777">
                <text:p>-0.284937814807777</text:p>
              </table:table-cell>
              <table:table-cell office:value-type="float" office:value="3">
                <text:p>3</text:p>
              </table:table-cell>
              <table:table-cell office:value-type="float" office:value="-0.197379640757422">
                <text:p>-0.197379640757422</text:p>
              </table:table-cell>
              <table:table-cell office:value-type="float" office:value="3">
                <text:p>3</text:p>
              </table:table-cell>
              <table:table-cell office:value-type="float" office:value="-0.146914047261587">
                <text:p>-0.146914047261587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-0.277557707510155">
                <text:p>-0.277557707510155</text:p>
              </table:table-cell>
              <table:table-cell office:value-type="float" office:value="3">
                <text:p>3</text:p>
              </table:table-cell>
              <table:table-cell office:value-type="float" office:value="-0.223524920861744">
                <text:p>-0.223524920861744</text:p>
              </table:table-cell>
              <table:table-cell office:value-type="float" office:value="3">
                <text:p>3</text:p>
              </table:table-cell>
              <table:table-cell office:value-type="float" office:value="-0.155352915907452">
                <text:p>-0.155352915907452</text:p>
              </table:table-cell>
            </table:table-row>
            <table:table-row>
              <table:table-cell office:value-type="string"/>
              <table:table-cell office:value-type="float" office:value="3">
                <text:p>3</text:p>
              </table:table-cell>
              <table:table-cell office:value-type="float" office:value="-0.277557707510155">
                <text:p>-0.277557707510155</text:p>
              </table:table-cell>
              <table:table-cell office:value-type="float" office:value="3">
                <text:p>3</text:p>
              </table:table-cell>
              <table:table-cell office:value-type="float" office:value="-0.210366836284233">
                <text:p>-0.210366836284233</text:p>
              </table:table-cell>
              <table:table-cell office:value-type="float" office:value="3">
                <text:p>3</text:p>
              </table:table-cell>
              <table:table-cell office:value-type="float" office:value="-0.163863605575361">
                <text:p>-0.16386360557536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595092743111617">
                <text:p>-0.595092743111617</text:p>
              </table:table-cell>
              <table:table-cell office:value-type="float" office:value="5">
                <text:p>5</text:p>
              </table:table-cell>
              <table:table-cell office:value-type="float" office:value="-0.428620402304251">
                <text:p>-0.428620402304251</text:p>
              </table:table-cell>
              <table:table-cell office:value-type="float" office:value="5">
                <text:p>5</text:p>
              </table:table-cell>
              <table:table-cell office:value-type="float" office:value="-0.372160648772576">
                <text:p>-0.37216064877257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615501614742824">
                <text:p>-0.615501614742824</text:p>
              </table:table-cell>
              <table:table-cell office:value-type="float" office:value="5">
                <text:p>5</text:p>
              </table:table-cell>
              <table:table-cell office:value-type="float" office:value="-0.445014212079927">
                <text:p>-0.445014212079927</text:p>
              </table:table-cell>
              <table:table-cell office:value-type="float" office:value="5">
                <text:p>5</text:p>
              </table:table-cell>
              <table:table-cell office:value-type="float" office:value="-0.372160648772576">
                <text:p>-0.372160648772576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585042407258116">
                <text:p>-0.585042407258116</text:p>
              </table:table-cell>
              <table:table-cell office:value-type="float" office:value="5">
                <text:p>5</text:p>
              </table:table-cell>
              <table:table-cell office:value-type="float" office:value="-0.436783712943412">
                <text:p>-0.436783712943412</text:p>
              </table:table-cell>
              <table:table-cell office:value-type="float" office:value="5">
                <text:p>5</text:p>
              </table:table-cell>
              <table:table-cell office:value-type="float" office:value="-0.361689348905281">
                <text:p>-0.361689348905281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595092743111617">
                <text:p>-0.595092743111617</text:p>
              </table:table-cell>
              <table:table-cell office:value-type="float" office:value="5">
                <text:p>5</text:p>
              </table:table-cell>
              <table:table-cell office:value-type="float" office:value="-0.470120133211003">
                <text:p>-0.470120133211003</text:p>
              </table:table-cell>
              <table:table-cell office:value-type="float" office:value="5">
                <text:p>5</text:p>
              </table:table-cell>
              <table:table-cell office:value-type="float" office:value="-0.382742758103113">
                <text:p>-0.382742758103113</text:p>
              </table:table-cell>
            </table:table-row>
            <table:table-row>
              <table:table-cell office:value-type="string"/>
              <table:table-cell office:value-type="float" office:value="5">
                <text:p>5</text:p>
              </table:table-cell>
              <table:table-cell office:value-type="float" office:value="-0.595092743111617">
                <text:p>-0.595092743111617</text:p>
              </table:table-cell>
              <table:table-cell office:value-type="float" office:value="5">
                <text:p>5</text:p>
              </table:table-cell>
              <table:table-cell office:value-type="float" office:value="-0.461681264565139">
                <text:p>-0.461681264565139</text:p>
              </table:table-cell>
              <table:table-cell office:value-type="float" office:value="5">
                <text:p>5</text:p>
              </table:table-cell>
              <table:table-cell office:value-type="float" office:value="-0.361689348905281">
                <text:p>-0.361689348905281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808185958572325">
                <text:p>-0.808185958572325</text:p>
              </table:table-cell>
              <table:table-cell office:value-type="float" office:value="7">
                <text:p>7</text:p>
              </table:table-cell>
              <table:table-cell office:value-type="float" office:value="-0.625684240835409">
                <text:p>-0.625684240835409</text:p>
              </table:table-cell>
              <table:table-cell office:value-type="float" office:value="7">
                <text:p>7</text:p>
              </table:table-cell>
              <table:table-cell office:value-type="float" office:value="-0.519318293108864">
                <text:p>-0.51931829310886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833503766556615">
                <text:p>-0.833503766556615</text:p>
              </table:table-cell>
              <table:table-cell office:value-type="float" office:value="7">
                <text:p>7</text:p>
              </table:table-cell>
              <table:table-cell office:value-type="float" office:value="-0.645684907542079">
                <text:p>-0.645684907542079</text:p>
              </table:table-cell>
              <table:table-cell office:value-type="float" office:value="7">
                <text:p>7</text:p>
              </table:table-cell>
              <table:table-cell office:value-type="float" office:value="-0.544010905699235">
                <text:p>-0.544010905699235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820764740779186">
                <text:p>-0.820764740779186</text:p>
              </table:table-cell>
              <table:table-cell office:value-type="float" office:value="7">
                <text:p>7</text:p>
              </table:table-cell>
              <table:table-cell office:value-type="float" office:value="-0.625684240835409">
                <text:p>-0.625684240835409</text:p>
              </table:table-cell>
              <table:table-cell office:value-type="float" office:value="7">
                <text:p>7</text:p>
              </table:table-cell>
              <table:table-cell office:value-type="float" office:value="-0.519318293108864">
                <text:p>-0.519318293108864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846407171392523">
                <text:p>-0.846407171392523</text:p>
              </table:table-cell>
              <table:table-cell office:value-type="float" office:value="7">
                <text:p>7</text:p>
              </table:table-cell>
              <table:table-cell office:value-type="float" office:value="-0.655837279006097">
                <text:p>-0.655837279006097</text:p>
              </table:table-cell>
              <table:table-cell office:value-type="float" office:value="7">
                <text:p>7</text:p>
              </table:table-cell>
              <table:table-cell office:value-type="float" office:value="-0.556589687906096">
                <text:p>-0.556589687906096</text:p>
              </table:table-cell>
            </table:table-row>
            <table:table-row>
              <table:table-cell office:value-type="string"/>
              <table:table-cell office:value-type="float" office:value="7">
                <text:p>7</text:p>
              </table:table-cell>
              <table:table-cell office:value-type="float" office:value="-0.833503766556615">
                <text:p>-0.833503766556615</text:p>
              </table:table-cell>
              <table:table-cell office:value-type="float" office:value="7">
                <text:p>7</text:p>
              </table:table-cell>
              <table:table-cell office:value-type="float" office:value="-0.645684907542079">
                <text:p>-0.645684907542079</text:p>
              </table:table-cell>
              <table:table-cell office:value-type="float" office:value="7">
                <text:p>7</text:p>
              </table:table-cell>
              <table:table-cell office:value-type="float" office:value="-0.519318293108864">
                <text:p>-0.519318293108864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9707048880701">
                <text:p>-0.9707048880701</text:p>
              </table:table-cell>
              <table:table-cell office:value-type="float" office:value="9">
                <text:p>9</text:p>
              </table:table-cell>
              <table:table-cell office:value-type="float" office:value="-0.740995087346403">
                <text:p>-0.740995087346403</text:p>
              </table:table-cell>
              <table:table-cell office:value-type="float" office:value="9">
                <text:p>9</text:p>
              </table:table-cell>
              <table:table-cell office:value-type="float" office:value="-0.595304200086786">
                <text:p>-0.59530420008678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985519973855241">
                <text:p>-0.985519973855241</text:p>
              </table:table-cell>
              <table:table-cell office:value-type="float" office:value="9">
                <text:p>9</text:p>
              </table:table-cell>
              <table:table-cell office:value-type="float" office:value="-0.729945251159818">
                <text:p>-0.729945251159818</text:p>
              </table:table-cell>
              <table:table-cell office:value-type="float" office:value="9">
                <text:p>9</text:p>
              </table:table-cell>
              <table:table-cell office:value-type="float" office:value="-0.608549426836806">
                <text:p>-0.60854942683680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927532716204892">
                <text:p>-0.927532716204892</text:p>
              </table:table-cell>
              <table:table-cell office:value-type="float" office:value="9">
                <text:p>9</text:p>
              </table:table-cell>
              <table:table-cell office:value-type="float" office:value="-0.752168387944529">
                <text:p>-0.752168387944529</text:p>
              </table:table-cell>
              <table:table-cell office:value-type="float" office:value="9">
                <text:p>9</text:p>
              </table:table-cell>
              <table:table-cell office:value-type="float" office:value="-0.595304200086786">
                <text:p>-0.595304200086786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956106088648948">
                <text:p>-0.956106088648948</text:p>
              </table:table-cell>
              <table:table-cell office:value-type="float" office:value="9">
                <text:p>9</text:p>
              </table:table-cell>
              <table:table-cell office:value-type="float" office:value="-0.740995087346403">
                <text:p>-0.740995087346403</text:p>
              </table:table-cell>
              <table:table-cell office:value-type="float" office:value="9">
                <text:p>9</text:p>
              </table:table-cell>
              <table:table-cell office:value-type="float" office:value="-0.621972447168947">
                <text:p>-0.621972447168947</text:p>
              </table:table-cell>
            </table:table-row>
            <table:table-row>
              <table:table-cell office:value-type="string"/>
              <table:table-cell office:value-type="float" office:value="9">
                <text:p>9</text:p>
              </table:table-cell>
              <table:table-cell office:value-type="float" office:value="-0.9707048880701">
                <text:p>-0.9707048880701</text:p>
              </table:table-cell>
              <table:table-cell office:value-type="float" office:value="9">
                <text:p>9</text:p>
              </table:table-cell>
              <table:table-cell office:value-type="float" office:value="-0.729945251159818">
                <text:p>-0.729945251159818</text:p>
              </table:table-cell>
              <table:table-cell office:value-type="float" office:value="9">
                <text:p>9</text:p>
              </table:table-cell>
              <table:table-cell office:value-type="float" office:value="-0.595304200086786">
                <text:p>-0.595304200086786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.23896887466478">
                <text:p>-1.23896887466478</text:p>
              </table:table-cell>
              <table:table-cell office:value-type="float" office:value="11">
                <text:p>11</text:p>
              </table:table-cell>
              <table:table-cell office:value-type="float" office:value="-0.884095930987077">
                <text:p>-0.884095930987077</text:p>
              </table:table-cell>
              <table:table-cell office:value-type="float" office:value="11">
                <text:p>11</text:p>
              </table:table-cell>
              <table:table-cell office:value-type="float" office:value="-0.70652983519701">
                <text:p>-0.7065298351970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.21992067969409">
                <text:p>-1.21992067969409</text:p>
              </table:table-cell>
              <table:table-cell office:value-type="float" office:value="11">
                <text:p>11</text:p>
              </table:table-cell>
              <table:table-cell office:value-type="float" office:value="-0.884095930987077">
                <text:p>-0.884095930987077</text:p>
              </table:table-cell>
              <table:table-cell office:value-type="float" office:value="11">
                <text:p>11</text:p>
              </table:table-cell>
              <table:table-cell office:value-type="float" office:value="-0.721344920982151">
                <text:p>-0.72134492098215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.18287940801374">
                <text:p>-1.18287940801374</text:p>
              </table:table-cell>
              <table:table-cell office:value-type="float" office:value="11">
                <text:p>11</text:p>
              </table:table-cell>
              <table:table-cell office:value-type="float" office:value="-0.923316644140358">
                <text:p>-0.923316644140358</text:p>
              </table:table-cell>
              <table:table-cell office:value-type="float" office:value="11">
                <text:p>11</text:p>
              </table:table-cell>
              <table:table-cell office:value-type="float" office:value="-0.70652983519701">
                <text:p>-0.7065298351970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.20122854668193">
                <text:p>-1.20122854668193</text:p>
              </table:table-cell>
              <table:table-cell office:value-type="float" office:value="11">
                <text:p>11</text:p>
              </table:table-cell>
              <table:table-cell office:value-type="float" office:value="-0.910071417390337">
                <text:p>-0.910071417390337</text:p>
              </table:table-cell>
              <table:table-cell office:value-type="float" office:value="11">
                <text:p>11</text:p>
              </table:table-cell>
              <table:table-cell office:value-type="float" office:value="-0.721344920982151">
                <text:p>-0.721344920982151</text:p>
              </table:table-cell>
            </table:table-row>
            <table:table-row>
              <table:table-cell office:value-type="string"/>
              <table:table-cell office:value-type="float" office:value="11">
                <text:p>11</text:p>
              </table:table-cell>
              <table:table-cell office:value-type="float" office:value="-1.21992067969409">
                <text:p>-1.21992067969409</text:p>
              </table:table-cell>
              <table:table-cell office:value-type="float" office:value="11">
                <text:p>11</text:p>
              </table:table-cell>
              <table:table-cell office:value-type="float" office:value="-0.871356905209647">
                <text:p>-0.871356905209647</text:p>
              </table:table-cell>
              <table:table-cell office:value-type="float" office:value="11">
                <text:p>11</text:p>
              </table:table-cell>
              <table:table-cell office:value-type="float" office:value="-0.721344920982151">
                <text:p>-0.721344920982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minimum="0" chart:maximum="12" chart:origin="0" chart:interval-major="2" chart:reverse-direction="false" text:line-break="false" chart:link-data-style-to-source="true" chart:axis-position="0"/>
      <style:graphic-properties svg:stroke-width="0.051cm"/>
      <style:text-properties fo:font-size="18pt" style:font-size-asian="10pt" style:font-size-complex="10pt"/>
    </style:style>
    <style:style style:name="ch4" style:family="chart">
      <style:chart-properties style:rotation-angle="0"/>
      <style:text-properties fo:font-size="20pt" style:font-size-asian="9pt" style:font-size-complex="9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maximum="12" chart:interval-major="2" chart:reverse-direction="false" text:line-break="false" chart:link-data-style-to-source="true" chart:axis-position="end"/>
      <style:graphic-properties svg:stroke-width="0.025cm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false" chart:logarithmic="false" chart:origin="0" chart:interval-major="0.2" chart:reverse-direction="false" text:line-break="false" chart:link-data-style-to-source="true" chart:axis-position="0"/>
      <style:graphic-properties svg:stroke-width="0.051cm"/>
      <style:text-properties fo:font-size="18pt" style:font-size-asian="10pt" style:font-size-complex="10pt"/>
    </style:style>
    <style:style style:name="ch7" style:family="chart" style:data-style-name="N0">
      <style:chart-properties chart:display-label="true" chart:tick-marks-major-inner="true" chart:tick-marks-major-outer="false" chart:logarithmic="false" chart:minimum="0" chart:maximum="1" chart:interval-major="0.2" chart:reverse-direction="false" text:line-break="false" chart:link-data-style-to-source="true" chart:axis-position="end"/>
      <style:graphic-properties svg:stroke-width="0.025cm"/>
      <style:text-properties fo:font-size="10.5pt" style:font-size-asian="10pt" style:font-size-complex="10pt"/>
    </style:style>
    <style:style style:name="ch8" style:family="chart" style:data-style-name="N0">
      <style:chart-properties chart:symbol-type="named-symbol" chart:symbol-name="horizontal-bar" chart:symbol-width="0.35cm" chart:symbol-height="0.3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bow-tie" chart:symbol-width="0.25cm" chart:symbol-height="0.25cm" chart:link-data-style-to-source="true"/>
      <style:graphic-properties draw:stroke="none" svg:stroke-width="0.08cm" svg:stroke-color="#314004" draw:fill-color="#314004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rizontal-bar" chart:symbol-width="0.3cm" chart:symbol-height="0.3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1" chart:regression-type="exponential"/>
      <style:graphic-properties svg:stroke-color="#004586"/>
    </style:style>
    <style:style style:name="ch16" style:family="chart" style:data-style-name="N0">
      <style:chart-properties chart:symbol-type="none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7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1" chart:regression-type="exponential"/>
      <style:graphic-properties svg:stroke-width="0.025cm" svg:stroke-color="#ff420e"/>
    </style:style>
    <style:style style:name="ch18" style:family="chart" style:data-style-name="N0">
      <style:chart-properties chart:symbol-type="none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9" style:family="chart">
      <style:chart-properties loext:regression-name="" loext:regression-max-degree="2" loext:regression-period="2" loext:regression-extrapolate-forward="2" loext:regression-extrapolate-backward="4" loext:regression-force-intercept="false" loext:regression-intercept-value="1" chart:regression-type="exponential"/>
      <style:graphic-properties svg:stroke-color="#579d1c"/>
    </style:style>
    <style:style style:name="ch20" style:family="chart">
      <style:chart-properties chart:solid-type="cuboid" chart:symbol-type="named-symbol" chart:symbol-name="asterisk" chart:symbol-width="0.15cm" chart:symbol-height="0.15cm"/>
    </style:style>
    <style:style style:name="ch21" style:family="chart">
      <style:graphic-properties draw:stroke="solid" svg:stroke-width="0.025cm" draw:fill="none" draw:fill-color="#e6e6e6"/>
    </style:style>
    <style:style style:name="ch22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041cm"/>
    </style:style>
    <style:style style:name="gr2" style:family="graphic">
      <style:graphic-properties draw:stroke="none" svg:stroke-color="#000000" draw:fill="none" draw:fill-color="#ffffff" fo:min-height="2.494cm"/>
    </style:style>
    <style:style style:name="P1" style:family="paragraph">
      <loext:graphic-properties draw:fill="none" draw:fill-color="#ffffff"/>
      <style:text-properties style:text-position="0% 100%" fo:font-family="'Liberation Sans'" style:font-family-generic="swiss" style:font-pitch="variable" fo:font-size="20pt" style:font-size-asian="24pt" style:font-size-complex="24pt"/>
    </style:style>
    <style:style style:name="P2" style:family="paragraph">
      <loext:graphic-properties draw:fill="none" draw:fill-color="#ffffff"/>
      <style:text-properties fo:font-family="'Liberation Sans'" style:font-style-name="Regular" style:font-family-generic="swiss" style:font-pitch="variable" fo:font-size="18pt"/>
    </style:style>
    <style:style style:name="T1" style:family="text">
      <style:text-properties style:text-position="0% 100%" fo:font-family="'Liberation Sans'" style:font-family-generic="swiss" style:font-pitch="variable" fo:font-size="20pt" style:font-size-asian="24pt" style:font-size-complex="24pt"/>
    </style:style>
    <style:style style:name="T2" style:family="text">
      <style:text-properties fo:color="#004586" fo:font-family="'Liberation Sans'" style:font-style-name="Regular" style:font-family-generic="swiss" style:font-pitch="variable" fo:font-size="18pt" style:font-size-asian="24pt" style:font-size-complex="24pt"/>
    </style:style>
    <style:style style:name="T3" style:family="text">
      <style:text-properties fo:font-family="'Liberation Sans'" style:font-style-name="Regular" style:font-family-generic="swiss" style:font-pitch="variable" fo:font-size="18pt"/>
    </style:style>
    <style:style style:name="T4" style:family="text">
      <style:text-properties fo:color="#ff420e" fo:font-family="'Liberation Sans'" style:font-style-name="Regular" style:font-family-generic="swiss" style:font-pitch="variable" fo:font-size="18pt"/>
    </style:style>
    <style:style style:name="T5" style:family="text">
      <style:text-properties fo:color="#579d1c" fo:font-family="'Liberation Sans'" style:font-style-name="Regular" style:font-family-generic="swiss" style:font-pitch="variable" fo:font-size="1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24.346cm" svg:height="16.546cm" xlink:href=".." xlink:type="simple" chart:class="chart:scatter" chart:style-name="ch1">
        <chart:plot-area chart:style-name="ch2" table:cell-range-address="Sheet1.H7:Sheet1.L7 Sheet1.G39:Sheet1.L39 Sheet1.N39:Sheet1.S39 Sheet1.U39:Sheet1.Z39 Sheet1.G40:Sheet1.G40 Sheet1.H40:Sheet1.L41 Sheet1.N40:Sheet1.N40 Sheet1.O40:Sheet1.S41 Sheet1.U40:Sheet1.U40 Sheet1.V40:Sheet1.Z41 Sheet1.H18:Sheet1.L22 Sheet1.O2:Sheet1.O2 Sheet1.O18:Sheet1.S22 Sheet1.V2:Sheet1.V2 Sheet1.V18:Sheet1.Z22" chart:data-source-has-labels="row" svg:x="-0.975cm" svg:y="0.366cm" svg:width="22.13cm" svg:height="14.008cm">
          <chartooo:coordinate-region svg:x="0cm" svg:y="0.873cm" svg:width="20.545cm" svg:height="12.69cm"/>
          <chart:axis chart:dimension="x" chart:name="primary-x" chart:style-name="ch3">
            <chart:title svg:x="8.952cm" svg:y="14.643cm" chart:style-name="ch4">
              <text:p>Propagation length (mm)</text:p>
            </chart:title>
          </chart:axis>
          <chart:axis chart:dimension="x" chart:name="secondary-x" chart:style-name="ch5"/>
          <chart:axis chart:dimension="y" chart:name="primary-y" chart:style-name="ch6"/>
          <chart:axis chart:dimension="y" chart:name="secondary-y" chart:style-name="ch7"/>
          <chart:series chart:attached-axis="primary-y" chart:style-name="ch8" chart:values-cell-range-address="Sheet1.H39:Sheet1.L39" chart:label-cell-address="Sheet1.G39:Sheet1.G39" chart:class="chart:scatter">
            <chart:domain table:cell-range-address="Sheet1.H7:Sheet1.L7"/>
            <chart:data-point chart:repeated="5"/>
          </chart:series>
          <chart:series chart:attached-axis="primary-y" chart:style-name="ch9" chart:values-cell-range-address="Sheet1.O39:Sheet1.S39" chart:label-cell-address="Sheet1.N39:Sheet1.N39" chart:class="chart:scatter">
            <chart:domain table:cell-range-address="Sheet1.O7:Sheet1.S7"/>
            <chart:data-point chart:repeated="5"/>
          </chart:series>
          <chart:series chart:attached-axis="primary-y" chart:style-name="ch10" chart:values-cell-range-address="Sheet1.V39:Sheet1.Z39" chart:label-cell-address="Sheet1.U39:Sheet1.U39" chart:class="chart:scatter">
            <chart:domain table:cell-range-address="Sheet1.V7:Sheet1.Z7"/>
            <chart:data-point chart:repeated="5"/>
          </chart:series>
          <chart:series chart:attached-axis="primary-y" chart:style-name="ch11" chart:values-cell-range-address="Sheet1.H40:Sheet1.L41" chart:label-cell-address="Sheet1.G40:Sheet1.G40" chart:class="chart:scatter">
            <chart:domain table:cell-range-address="Sheet1.H6:Sheet1.L7"/>
            <chart:data-point chart:repeated="10"/>
          </chart:series>
          <chart:series chart:attached-axis="primary-y" chart:style-name="ch12" chart:values-cell-range-address="Sheet1.O40:Sheet1.S41" chart:label-cell-address="Sheet1.N40:Sheet1.N40" chart:class="chart:scatter">
            <chart:domain table:cell-range-address="Sheet1.O6:Sheet1.S7"/>
            <chart:data-point chart:repeated="10"/>
          </chart:series>
          <chart:series chart:attached-axis="primary-y" chart:style-name="ch13" chart:values-cell-range-address="Sheet1.V40:Sheet1.Z41" chart:label-cell-address="Sheet1.U40:Sheet1.U40" chart:class="chart:scatter">
            <chart:domain table:cell-range-address="Sheet1.V6:Sheet1.Z7"/>
            <chart:data-point chart:repeated="10"/>
          </chart:series>
          <chart:series chart:attached-axis="primary-y" chart:style-name="ch14" chart:values-cell-range-address="Sheet1.H18:Sheet1.L22" loext:label-string="asgrown" chart:class="chart:scatter">
            <chart:domain table:cell-range-address="Sheet1.H3:Sheet1.L7"/>
            <chart:regression-curve chart:style-name="ch15"/>
            <chart:data-point chart:repeated="25"/>
          </chart:series>
          <chart:series chart:attached-axis="primary-y" chart:style-name="ch16" chart:values-cell-range-address="Sheet1.O18:Sheet1.S22" chart:label-cell-address="Sheet1.O2:Sheet1.O2" chart:class="chart:scatter">
            <chart:domain table:cell-range-address="Sheet1.O3:Sheet1.S7"/>
            <chart:regression-curve chart:style-name="ch17"/>
            <chart:data-point chart:repeated="25"/>
          </chart:series>
          <chart:series chart:attached-axis="primary-y" chart:style-name="ch18" chart:values-cell-range-address="Sheet1.V18:Sheet1.Z22" chart:label-cell-address="Sheet1.V2:Sheet1.V2" chart:class="chart:scatter">
            <chart:domain table:cell-range-address="Sheet1.V3:Sheet1.Z7"/>
            <chart:regression-curve chart:style-name="ch19"/>
            <chart:data-point chart:repeated="19"/>
            <chart:data-point chart:style-name="ch20"/>
            <chart:data-point chart:repeated="5"/>
          </chart:series>
          <chart:wall chart:style-name="ch21"/>
          <chart:floor chart:style-name="ch22"/>
        </chart:plot-area>
        <draw:frame draw:style-name="gr1" draw:text-style-name="P1" svg:width="6.982cm" svg:height="1.041cm" draw:transform="rotate (1.5707963267949) translate (0.348cm 12.418cm)">
          <draw:text-box>
            <text:p><text:span text:style-name="T1">Output Power (Norm.)</text:span></text:p>
          </draw:text-box>
        </draw:frame>
        <draw:frame draw:style-name="gr2" draw:text-style-name="P2" svg:width="7.755cm" svg:height="2.494cm" svg:x="5.761cm" svg:y="10.039cm">
          <draw:text-box>
            <text:p><text:span text:style-name="T2">X</text:span><text:span text:style-name="T3"> (a) As-grown</text:span></text:p>
            <text:p><text:span text:style-name="T4">X </text:span><text:span text:style-name="T3">(b) Once-annealed</text:span></text:p>
            <text:p><text:span text:style-name="T5">X</text:span><text:span text:style-name="T3"> (c) Twice-annealed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7</text:p>
              </table:table-cell>
              <table:table-cell office:value-type="string">
                <text:p>asgrown_mean</text:p>
                <draw:g>
                  <svg:desc>Sheet1.G39:Sheet1.G39</svg:desc>
                </draw:g>
              </table:table-cell>
              <table:table-cell office:value-type="string">
                <text:p>Row 7</text:p>
              </table:table-cell>
              <table:table-cell office:value-type="string">
                <text:p>annealed600_mean</text:p>
                <draw:g>
                  <svg:desc>Sheet1.N39:Sheet1.N39</svg:desc>
                </draw:g>
              </table:table-cell>
              <table:table-cell office:value-type="string">
                <text:p>Row 7</text:p>
              </table:table-cell>
              <table:table-cell office:value-type="string">
                <text:p>annealed700_mean</text:p>
                <draw:g>
                  <svg:desc>Sheet1.U39:Sheet1.U39</svg:desc>
                </draw:g>
              </table:table-cell>
              <table:table-cell office:value-type="string">
                <text:p>Row 6 Row 7</text:p>
              </table:table-cell>
              <table:table-cell office:value-type="string">
                <text:p>asgrown_maxmin</text:p>
                <draw:g>
                  <svg:desc>Sheet1.G40:Sheet1.G40</svg:desc>
                </draw:g>
              </table:table-cell>
              <table:table-cell office:value-type="string">
                <text:p>Row 6 Row 7</text:p>
              </table:table-cell>
              <table:table-cell office:value-type="string">
                <text:p>annealed600_maxmin</text:p>
                <draw:g>
                  <svg:desc>Sheet1.N40:Sheet1.N40</svg:desc>
                </draw:g>
              </table:table-cell>
              <table:table-cell office:value-type="string">
                <text:p>Row 6 Row 7</text:p>
              </table:table-cell>
              <table:table-cell office:value-type="string">
                <text:p>annealed700_maxmin</text:p>
                <draw:g>
                  <svg:desc>Sheet1.U40:Sheet1.U40</svg:desc>
                </draw:g>
              </table:table-cell>
              <table:table-cell office:value-type="string">
                <text:p/>
              </table:table-cell>
              <table:table-cell office:value-type="string">
                <text:p>asgrown</text:p>
              </table:table-cell>
              <table:table-cell office:value-type="string">
                <text:p/>
              </table:table-cell>
              <table:table-cell office:value-type="string">
                <text:p>Annealed (600℃, 20min)</text:p>
                <draw:g>
                  <svg:desc>Sheet1.O2:Sheet1.O2</svg:desc>
                </draw:g>
              </table:table-cell>
              <table:table-cell office:value-type="string">
                <text:p/>
              </table:table-cell>
              <table:table-cell office:value-type="string">
                <text:p>Annealed (700℃, 16min)</text:p>
                <draw:g>
                  <svg:desc>Sheet1.V2:Sheet1.V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Sheet1.H7:Sheet1.L7</svg:desc>
                </draw:g>
              </table:table-cell>
              <table:table-cell office:value-type="float" office:value="0.752061019924391">
                <text:p>0.752061019924391</text:p>
                <draw:g>
                  <svg:desc>Sheet1.H39:Sheet1.L39</svg:desc>
                </draw:g>
              </table:table-cell>
              <table:table-cell office:value-type="float" office:value="3">
                <text:p>3</text:p>
                <draw:g>
                  <svg:desc>Sheet1.O7:Sheet1.S7</svg:desc>
                </draw:g>
              </table:table-cell>
              <table:table-cell office:value-type="float" office:value="0.815582941919717">
                <text:p>0.815582941919717</text:p>
                <draw:g>
                  <svg:desc>Sheet1.O39:Sheet1.S39</svg:desc>
                </draw:g>
              </table:table-cell>
              <table:table-cell office:value-type="float" office:value="3">
                <text:p>3</text:p>
                <draw:g>
                  <svg:desc>Sheet1.V7:Sheet1.Z7</svg:desc>
                </draw:g>
              </table:table-cell>
              <table:table-cell office:value-type="float" office:value="0.857564027234094">
                <text:p>0.857564027234094</text:p>
                <draw:g>
                  <svg:desc>Sheet1.V39:Sheet1.Z39</svg:desc>
                </draw:g>
              </table:table-cell>
              <table:table-cell office:value-type="float" office:value="3">
                <text:p>3</text:p>
                <draw:g>
                  <svg:desc>Sheet1.H6:Sheet1.L7</svg:desc>
                </draw:g>
              </table:table-cell>
              <table:table-cell office:value-type="float" office:value="0.757631842294201">
                <text:p>0.757631842294201</text:p>
                <draw:g>
                  <svg:desc>Sheet1.H40:Sheet1.L41</svg:desc>
                </draw:g>
              </table:table-cell>
              <table:table-cell office:value-type="float" office:value="3">
                <text:p>3</text:p>
                <draw:g>
                  <svg:desc>Sheet1.O6:Sheet1.S7</svg:desc>
                </draw:g>
              </table:table-cell>
              <table:table-cell office:value-type="float" office:value="0.826174928178414">
                <text:p>0.826174928178414</text:p>
                <draw:g>
                  <svg:desc>Sheet1.O40:Sheet1.S41</svg:desc>
                </draw:g>
              </table:table-cell>
              <table:table-cell office:value-type="float" office:value="3">
                <text:p>3</text:p>
                <draw:g>
                  <svg:desc>Sheet1.V6:Sheet1.Z7</svg:desc>
                </draw:g>
              </table:table-cell>
              <table:table-cell office:value-type="float" office:value="0.863368183086778">
                <text:p>0.863368183086778</text:p>
                <draw:g>
                  <svg:desc>Sheet1.V40:Sheet1.Z41</svg:desc>
                </draw:g>
              </table:table-cell>
              <table:table-cell office:value-type="float" office:value="3">
                <text:p>3</text:p>
                <draw:g>
                  <svg:desc>Sheet1.H3:Sheet1.L7</svg:desc>
                </draw:g>
              </table:table-cell>
              <table:table-cell office:value-type="float" office:value="0.74091937518477">
                <text:p>0.74091937518477</text:p>
                <draw:g>
                  <svg:desc>Sheet1.H18:Sheet1.L22</svg:desc>
                </draw:g>
              </table:table-cell>
              <table:table-cell office:value-type="float" office:value="3">
                <text:p>3</text:p>
                <draw:g>
                  <svg:desc>Sheet1.O3:Sheet1.S7</svg:desc>
                </draw:g>
              </table:table-cell>
              <table:table-cell office:value-type="float" office:value="0.826174928178414">
                <text:p>0.826174928178414</text:p>
                <draw:g>
                  <svg:desc>Sheet1.O18:Sheet1.S22</svg:desc>
                </draw:g>
              </table:table-cell>
              <table:table-cell office:value-type="float" office:value="3">
                <text:p>3</text:p>
                <draw:g>
                  <svg:desc>Sheet1.V3:Sheet1.Z7</svg:desc>
                </draw:g>
              </table:table-cell>
              <table:table-cell office:value-type="float" office:value="0.856112988270923">
                <text:p>0.856112988270923</text:p>
                <draw:g>
                  <svg:desc>Sheet1.V18:Sheet1.Z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50397250137258">
                <text:p>0.550397250137258</text:p>
              </table:table-cell>
              <table:table-cell office:value-type="float" office:value="5">
                <text:p>5</text:p>
              </table:table-cell>
              <table:table-cell office:value-type="float" office:value="0.638696771399466">
                <text:p>0.638696771399466</text:p>
              </table:table-cell>
              <table:table-cell office:value-type="float" office:value="5">
                <text:p>5</text:p>
              </table:table-cell>
              <table:table-cell office:value-type="float" office:value="0.690694546469423">
                <text:p>0.690694546469423</text:p>
              </table:table-cell>
              <table:table-cell office:value-type="float" office:value="3">
                <text:p>3</text:p>
              </table:table-cell>
              <table:table-cell office:value-type="float" office:value="0.74091937518477">
                <text:p>0.74091937518477</text:p>
              </table:table-cell>
              <table:table-cell office:value-type="float" office:value="3">
                <text:p>3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3">
                <text:p>3</text:p>
              </table:table-cell>
              <table:table-cell office:value-type="float" office:value="0.848857793455068">
                <text:p>0.848857793455068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3">
                <text:p>3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3">
                <text:p>3</text:p>
              </table:table-cell>
              <table:table-cell office:value-type="float" office:value="0.863368183086778">
                <text:p>0.863368183086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436752473793128">
                <text:p>0.436752473793128</text:p>
              </table:table-cell>
              <table:table-cell office:value-type="float" office:value="7">
                <text:p>7</text:p>
              </table:table-cell>
              <table:table-cell office:value-type="float" office:value="0.527480915683142">
                <text:p>0.527480915683142</text:p>
              </table:table-cell>
              <table:table-cell office:value-type="float" office:value="7">
                <text:p>7</text:p>
              </table:table-cell>
              <table:table-cell office:value-type="float" office:value="0.587670780084277">
                <text:p>0.587670780084277</text:p>
              </table:table-cell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5">
                <text:p>5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  <table:table-cell office:value-type="float" office:value="3">
                <text:p>3</text:p>
              </table:table-cell>
              <table:table-cell office:value-type="float" office:value="0.752061019924391">
                <text:p>0.752061019924391</text:p>
              </table:table-cell>
              <table:table-cell office:value-type="float" office:value="3">
                <text:p>3</text:p>
              </table:table-cell>
              <table:table-cell office:value-type="float" office:value="0.820878935049066">
                <text:p>0.820878935049066</text:p>
              </table:table-cell>
              <table:table-cell office:value-type="float" office:value="3">
                <text:p>3</text:p>
              </table:table-cell>
              <table:table-cell office:value-type="float" office:value="0.863368183086778">
                <text:p>0.8633681830867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82158414568987">
                <text:p>0.382158414568987</text:p>
              </table:table-cell>
              <table:table-cell office:value-type="float" office:value="9">
                <text:p>9</text:p>
              </table:table-cell>
              <table:table-cell office:value-type="float" office:value="0.477698580267263">
                <text:p>0.477698580267263</text:p>
              </table:table-cell>
              <table:table-cell office:value-type="float" office:value="9">
                <text:p>9</text:p>
              </table:table-cell>
              <table:table-cell office:value-type="float" office:value="0.547041689115488">
                <text:p>0.547041689115488</text:p>
              </table:table-cell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5">
                <text:p>5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5">
                <text:p>5</text:p>
              </table:table-cell>
              <table:table-cell office:value-type="float" office:value="0.681988312690396">
                <text:p>0.681988312690396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3">
                <text:p>3</text:p>
              </table:table-cell>
              <table:table-cell office:value-type="float" office:value="0.79969496253167">
                <text:p>0.79969496253167</text:p>
              </table:table-cell>
              <table:table-cell office:value-type="float" office:value="3">
                <text:p>3</text:p>
              </table:table-cell>
              <table:table-cell office:value-type="float" office:value="0.856112988270923">
                <text:p>0.8561129882709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748191454787">
                <text:p>0.29748191454787</text:p>
              </table:table-cell>
              <table:table-cell office:value-type="float" office:value="11">
                <text:p>11</text:p>
              </table:table-cell>
              <table:table-cell office:value-type="float" office:value="0.408850669585728">
                <text:p>0.408850669585728</text:p>
              </table:table-cell>
              <table:table-cell office:value-type="float" office:value="11">
                <text:p>11</text:p>
              </table:table-cell>
              <table:table-cell office:value-type="float" office:value="0.489000130588646">
                <text:p>0.489000130588646</text:p>
              </table:table-cell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  <table:table-cell office:value-type="float" office:value="3">
                <text:p>3</text:p>
              </table:table-cell>
              <table:table-cell office:value-type="float" office:value="0.757631842294201">
                <text:p>0.757631842294201</text:p>
              </table:table-cell>
              <table:table-cell office:value-type="float" office:value="3">
                <text:p>3</text:p>
              </table:table-cell>
              <table:table-cell office:value-type="float" office:value="0.810286948790368">
                <text:p>0.810286948790368</text:p>
              </table:table-cell>
              <table:table-cell office:value-type="float" office:value="3">
                <text:p>3</text:p>
              </table:table-cell>
              <table:table-cell office:value-type="float" office:value="0.848857793455068">
                <text:p>0.848857793455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7">
                <text:p>7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7">
                <text:p>7</text:p>
              </table:table-cell>
              <table:table-cell office:value-type="float" office:value="0.573160390452567">
                <text:p>0.573160390452567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51407154909904">
                <text:p>0.651407154909904</text:p>
              </table:table-cell>
              <table:table-cell office:value-type="float" office:value="5">
                <text:p>5</text:p>
              </table:table-cell>
              <table:table-cell office:value-type="float" office:value="0.689243507506251">
                <text:p>0.689243507506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  <table:table-cell office:value-type="float" office:value="5">
                <text:p>5</text:p>
              </table:table-cell>
              <table:table-cell office:value-type="float" office:value="0.540369769871599">
                <text:p>0.540369769871599</text:p>
              </table:table-cell>
              <table:table-cell office:value-type="float" office:value="5">
                <text:p>5</text:p>
              </table:table-cell>
              <table:table-cell office:value-type="float" office:value="0.640815168651206">
                <text:p>0.640815168651206</text:p>
              </table:table-cell>
              <table:table-cell office:value-type="float" office:value="5">
                <text:p>5</text:p>
              </table:table-cell>
              <table:table-cell office:value-type="float" office:value="0.689243507506251">
                <text:p>0.689243507506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9">
                <text:p>9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9">
                <text:p>9</text:p>
              </table:table-cell>
              <table:table-cell office:value-type="float" office:value="0.536884416373291">
                <text:p>0.536884416373291</text:p>
              </table:table-cell>
              <table:table-cell office:value-type="float" office:value="5">
                <text:p>5</text:p>
              </table:table-cell>
              <table:table-cell office:value-type="float" office:value="0.55708223698103">
                <text:p>0.55708223698103</text:p>
              </table:table-cell>
              <table:table-cell office:value-type="float" office:value="5">
                <text:p>5</text:p>
              </table:table-cell>
              <table:table-cell office:value-type="float" office:value="0.646111161780555">
                <text:p>0.646111161780555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11">
                <text:p>11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2492718926316">
                <text:p>0.62492718926316</text:p>
              </table:table-cell>
              <table:table-cell office:value-type="float" office:value="5">
                <text:p>5</text:p>
              </table:table-cell>
              <table:table-cell office:value-type="float" office:value="0.681988312690396">
                <text:p>0.6819883126903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11">
                <text:p>11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  <table:table-cell office:value-type="float" office:value="5">
                <text:p>5</text:p>
              </table:table-cell>
              <table:table-cell office:value-type="float" office:value="0.55151141461122">
                <text:p>0.55151141461122</text:p>
              </table:table-cell>
              <table:table-cell office:value-type="float" office:value="5">
                <text:p>5</text:p>
              </table:table-cell>
              <table:table-cell office:value-type="float" office:value="0.630223182392508">
                <text:p>0.630223182392508</text:p>
              </table:table-cell>
              <table:table-cell office:value-type="float" office:value="5">
                <text:p>5</text:p>
              </table:table-cell>
              <table:table-cell office:value-type="float" office:value="0.696498702322107">
                <text:p>0.696498702322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45665789584824">
                <text:p>0.44566578958482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7">
                <text:p>7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7">
                <text:p>7</text:p>
              </table:table-cell>
              <table:table-cell office:value-type="float" office:value="0.580415585268422">
                <text:p>0.5804155852684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40094967215014">
                <text:p>0.440094967215014</text:p>
              </table:table-cell>
              <table:table-cell office:value-type="float" office:value="7">
                <text:p>7</text:p>
              </table:table-cell>
              <table:table-cell office:value-type="float" office:value="0.53489530606423">
                <text:p>0.53489530606423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28953322475393">
                <text:p>0.428953322475393</text:p>
              </table:table-cell>
              <table:table-cell office:value-type="float" office:value="7">
                <text:p>7</text:p>
              </table:table-cell>
              <table:table-cell office:value-type="float" office:value="0.519007326676183">
                <text:p>0.519007326676183</text:p>
              </table:table-cell>
              <table:table-cell office:value-type="float" office:value="7">
                <text:p>7</text:p>
              </table:table-cell>
              <table:table-cell office:value-type="float" office:value="0.573160390452567">
                <text:p>0.5731603904525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0.434524144845203">
                <text:p>0.434524144845203</text:p>
              </table:table-cell>
              <table:table-cell office:value-type="float" office:value="7">
                <text:p>7</text:p>
              </table:table-cell>
              <table:table-cell office:value-type="float" office:value="0.524303319805532">
                <text:p>0.524303319805532</text:p>
              </table:table-cell>
              <table:table-cell office:value-type="float" office:value="7">
                <text:p>7</text:p>
              </table:table-cell>
              <table:table-cell office:value-type="float" office:value="0.594925974900133">
                <text:p>0.5949259749001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9">
                <text:p>9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324509877729">
                <text:p>0.37324509877729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44139611189146">
                <text:p>0.544139611189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95528388256531">
                <text:p>0.395528388256531</text:p>
              </table:table-cell>
              <table:table-cell office:value-type="float" office:value="9">
                <text:p>9</text:p>
              </table:table-cell>
              <table:table-cell office:value-type="float" office:value="0.471343388512044">
                <text:p>0.471343388512044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84386743516911">
                <text:p>0.384386743516911</text:p>
              </table:table-cell>
              <table:table-cell office:value-type="float" office:value="9">
                <text:p>9</text:p>
              </table:table-cell>
              <table:table-cell office:value-type="float" office:value="0.476639381641393">
                <text:p>0.476639381641393</text:p>
              </table:table-cell>
              <table:table-cell office:value-type="float" office:value="9">
                <text:p>9</text:p>
              </table:table-cell>
              <table:table-cell office:value-type="float" office:value="0.536884416373291">
                <text:p>0.536884416373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.3788159211471">
                <text:p>0.3788159211471</text:p>
              </table:table-cell>
              <table:table-cell office:value-type="float" office:value="9">
                <text:p>9</text:p>
              </table:table-cell>
              <table:table-cell office:value-type="float" office:value="0.481935374770742">
                <text:p>0.481935374770742</text:p>
              </table:table-cell>
              <table:table-cell office:value-type="float" office:value="9">
                <text:p>9</text:p>
              </table:table-cell>
              <table:table-cell office:value-type="float" office:value="0.551394806005001">
                <text:p>0.551394806005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89682763230136">
                <text:p>0.289682763230136</text:p>
              </table:table-cell>
              <table:table-cell office:value-type="float" office:value="11">
                <text:p>11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11">
                <text:p>11</text:p>
              </table:table-cell>
              <table:table-cell office:value-type="float" office:value="0.413087464089207">
                <text:p>0.413087464089207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6395230339566">
                <text:p>0.306395230339566</text:p>
              </table:table-cell>
              <table:table-cell office:value-type="float" office:value="11">
                <text:p>11</text:p>
              </table:table-cell>
              <table:table-cell office:value-type="float" office:value="0.397199484701161">
                <text:p>0.397199484701161</text:p>
              </table:table-cell>
              <table:table-cell office:value-type="float" office:value="11">
                <text:p>11</text:p>
              </table:table-cell>
              <table:table-cell office:value-type="float" office:value="0.493353247478159">
                <text:p>0.493353247478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300824407969756">
                <text:p>0.300824407969756</text:p>
              </table:table-cell>
              <table:table-cell office:value-type="float" office:value="11">
                <text:p>11</text:p>
              </table:table-cell>
              <table:table-cell office:value-type="float" office:value="0.40249547783051">
                <text:p>0.40249547783051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.295253585599946">
                <text:p>0.295253585599946</text:p>
              </table:table-cell>
              <table:table-cell office:value-type="float" office:value="11">
                <text:p>11</text:p>
              </table:table-cell>
              <table:table-cell office:value-type="float" office:value="0.418383457218556">
                <text:p>0.418383457218556</text:p>
              </table:table-cell>
              <table:table-cell office:value-type="float" office:value="11">
                <text:p>11</text:p>
              </table:table-cell>
              <table:table-cell office:value-type="float" office:value="0.486098052662304">
                <text:p>0.4860980526623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MacOSX_X86_64 LibreOffice_project/37b43f919e4de5eeaca9b9755ed688758a8251f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gradient draw:name="Gradient_20_6" draw:display-name="Gradient 6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</office:styles>
</office:document-styles>
</file>